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ratio.G168:ratio.G175 ratio.H167:ratio.H167 ratio.H168:ratio.H175 ratio.I167:ratio.I167 ratio.I168:ratio.I1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ratio.K168:ratio.K175 ratio.L167:ratio.L167 ratio.L168:ratio.L175 ratio.M167:ratio.M167 ratio.M168:ratio.M17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0.037233372549" calcext:value-type="float">
            <text:p>0.0372333725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office:value-type="float" office:value="0.243232" calcext:value-type="float">
            <text:p>0.243232</text:p>
          </table:table-cell>
          <table:table-cell office:value-type="float" office:value="0.037233372549" calcext:value-type="float">
            <text:p>0.0372333725</text:p>
          </table:table-cell>
          <table:table-cell office:value-type="float" office:value="69.8734" calcext:value-type="float">
            <text:p>69.8734</text:p>
          </table:table-cell>
          <table:table-cell office:value-type="float" office:value="74.7734" calcext:value-type="float">
            <text:p>74.7734</text:p>
          </table:table-cell>
          <table:table-cell office:value-type="float" office:value="144.6468" calcext:value-type="float">
            <text:p>144.6468</text:p>
          </table:table-cell>
          <table:table-cell table:formula="of:=[.P3]-[.E3]" office:value-type="float" office:value="-0.587599999999981" calcext:value-type="float">
            <text:p>-0.58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0.051622745098" calcext:value-type="float">
            <text:p>0.0516227451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office:value-type="float" office:value="0.274553" calcext:value-type="float">
            <text:p>0.274553</text:p>
          </table:table-cell>
          <table:table-cell office:value-type="float" office:value="0.051622745098" calcext:value-type="float">
            <text:p>0.0516227451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6887" calcext:value-type="float">
            <text:p>82.6887</text:p>
          </table:table-cell>
          <table:table-cell office:value-type="float" office:value="136.2192" calcext:value-type="float">
            <text:p>136.2192</text:p>
          </table:table-cell>
          <table:table-cell table:formula="of:=[.P4]-[.E4]" office:value-type="float" office:value="-0.377700000000004" calcext:value-type="float">
            <text:p>-0.37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0.0346663137255" calcext:value-type="float">
            <text:p>0.0346663137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office:value-type="float" office:value="0.386126" calcext:value-type="float">
            <text:p>0.386126</text:p>
          </table:table-cell>
          <table:table-cell office:value-type="float" office:value="0.0346663137255" calcext:value-type="float">
            <text:p>0.0346663137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2214" calcext:value-type="float">
            <text:p>70.2214</text:p>
          </table:table-cell>
          <table:table-cell office:value-type="float" office:value="131.3325" calcext:value-type="float">
            <text:p>131.3325</text:p>
          </table:table-cell>
          <table:table-cell table:formula="of:=[.P5]-[.E5]" office:value-type="float" office:value="-2.0017" calcext:value-type="float">
            <text:p>-2.00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0.0251109019608" calcext:value-type="float">
            <text:p>0.025110902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office:value-type="float" office:value="0.434933" calcext:value-type="float">
            <text:p>0.434933</text:p>
          </table:table-cell>
          <table:table-cell office:value-type="float" office:value="0.0251109019608" calcext:value-type="float">
            <text:p>0.025110902</text:p>
          </table:table-cell>
          <table:table-cell office:value-type="float" office:value="60.3279" calcext:value-type="float">
            <text:p>60.3279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30.0201" calcext:value-type="float">
            <text:p>130.0201</text:p>
          </table:table-cell>
          <table:table-cell table:formula="of:=[.P6]-[.E6]" office:value-type="float" office:value="-0.915299999999974" calcext:value-type="float">
            <text:p>-0.91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0.0667968627451" calcext:value-type="float">
            <text:p>0.0667968627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office:value-type="float" office:value="0.22946" calcext:value-type="float">
            <text:p>0.22946</text:p>
          </table:table-cell>
          <table:table-cell office:value-type="float" office:value="0.0667968627451" calcext:value-type="float">
            <text:p>0.0667968627</text:p>
          </table:table-cell>
          <table:table-cell office:value-type="float" office:value="81.9847" calcext:value-type="float">
            <text:p>81.9847</text:p>
          </table:table-cell>
          <table:table-cell office:value-type="float" office:value="73.6185" calcext:value-type="float">
            <text:p>73.6185</text:p>
          </table:table-cell>
          <table:table-cell office:value-type="float" office:value="155.6032" calcext:value-type="float">
            <text:p>155.6032</text:p>
          </table:table-cell>
          <table:table-cell table:formula="of:=[.P7]-[.E7]" office:value-type="float" office:value="-0.130500000000012" calcext:value-type="float">
            <text:p>-0.13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0.0479356862745" calcext:value-type="float">
            <text:p>0.0479356863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office:value-type="float" office:value="0.245108" calcext:value-type="float">
            <text:p>0.245108</text:p>
          </table:table-cell>
          <table:table-cell office:value-type="float" office:value="0.0479356862745" calcext:value-type="float">
            <text:p>0.0479356863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227" calcext:value-type="float">
            <text:p>71.227</text:p>
          </table:table-cell>
          <table:table-cell office:value-type="float" office:value="151.3013" calcext:value-type="float">
            <text:p>151.3013</text:p>
          </table:table-cell>
          <table:table-cell table:formula="of:=[.P8]-[.E8]" office:value-type="float" office:value="-1.2792" calcext:value-type="float">
            <text:p>-1.27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0.0432129411765" calcext:value-type="float">
            <text:p>0.0432129412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office:value-type="float" office:value="0.287192" calcext:value-type="float">
            <text:p>0.287192</text:p>
          </table:table-cell>
          <table:table-cell office:value-type="float" office:value="0.0432129411765" calcext:value-type="float">
            <text:p>0.0432129412</text:p>
          </table:table-cell>
          <table:table-cell office:value-type="float" office:value="69.2177" calcext:value-type="float">
            <text:p>69.2177</text:p>
          </table:table-cell>
          <table:table-cell office:value-type="float" office:value="66.1648" calcext:value-type="float">
            <text:p>66.1648</text:p>
          </table:table-cell>
          <table:table-cell office:value-type="float" office:value="135.3825" calcext:value-type="float">
            <text:p>135.3825</text:p>
          </table:table-cell>
          <table:table-cell table:formula="of:=[.P9]-[.E9]" office:value-type="float" office:value="-0.46720000000002" calcext:value-type="float">
            <text:p>-0.46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0.0456129411765" calcext:value-type="float">
            <text:p>0.0456129412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office:value-type="float" office:value="0.298329" calcext:value-type="float">
            <text:p>0.298329</text:p>
          </table:table-cell>
          <table:table-cell office:value-type="float" office:value="0.0456129411765" calcext:value-type="float">
            <text:p>0.0456129412</text:p>
          </table:table-cell>
          <table:table-cell office:value-type="float" office:value="71.5953" calcext:value-type="float">
            <text:p>71.5953</text:p>
          </table:table-cell>
          <table:table-cell office:value-type="float" office:value="68.3924" calcext:value-type="float">
            <text:p>68.3924</text:p>
          </table:table-cell>
          <table:table-cell office:value-type="float" office:value="139.9877" calcext:value-type="float">
            <text:p>139.9877</text:p>
          </table:table-cell>
          <table:table-cell table:formula="of:=[.P10]-[.E10]" office:value-type="float" office:value="-0.0174000000000092" calcext:value-type="float">
            <text:p>-0.01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0.137661960784" calcext:value-type="float">
            <text:p>0.137661960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office:value-type="float" office:value="0.0742401" calcext:value-type="float">
            <text:p>0.0742401</text:p>
          </table:table-cell>
          <table:table-cell office:value-type="float" office:value="0.137661960784" calcext:value-type="float">
            <text:p>0.137661960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P11]-[.E11]" office:value-type="float" office:value="-7.60950000000003" calcext:value-type="float">
            <text:p>-7.60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0.12370745098" calcext:value-type="float">
            <text:p>0.123707451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office:value-type="float" office:value="0.120464" calcext:value-type="float">
            <text:p>0.120464</text:p>
          </table:table-cell>
          <table:table-cell office:value-type="float" office:value="0.12370745098" calcext:value-type="float">
            <text:p>0.123707451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P12]-[.E12]" office:value-type="float" office:value="-11.6565" calcext:value-type="float">
            <text:p>-11.65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0.0199010980392" calcext:value-type="float">
            <text:p>0.01990109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office:value-type="float" office:value="0.317678" calcext:value-type="float">
            <text:p>0.317678</text:p>
          </table:table-cell>
          <table:table-cell office:value-type="float" office:value="0.0199010980392" calcext:value-type="float">
            <text:p>0.01990109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P13]-[.E13]" office:value-type="float" office:value="-0.247500000000002" calcext:value-type="float">
            <text:p>-0.24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0.0736211764706" calcext:value-type="float">
            <text:p>0.0736211765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office:value-type="float" office:value="0.232727" calcext:value-type="float">
            <text:p>0.232727</text:p>
          </table:table-cell>
          <table:table-cell office:value-type="float" office:value="0.0736211764706" calcext:value-type="float">
            <text:p>0.0736211765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P14]-[.E14]" office:value-type="float" office:value="-1.0369" calcext:value-type="float">
            <text:p>-1.0369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0.058923620914975" calcext:value-type="float">
            <text:p>0.0589236209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formula="of:=AVERAGE([.L3:.L14])" office:value-type="float" office:value="0.262003508333333" calcext:value-type="float">
            <text:p>0.2620035083</text:p>
          </table:table-cell>
          <table:table-cell table:formula="of:=AVERAGE([.M3:.M14])" office:value-type="float" office:value="0.058923620914975" calcext:value-type="float">
            <text:p>0.0589236209</text:p>
          </table:table-cell>
          <table:table-cell table:formula="of:=AVERAGE([.N3:.N14])" office:value-type="float" office:value="73.0771666666667" calcext:value-type="float">
            <text:p>73.0771666667</text:p>
          </table:table-cell>
          <table:table-cell table:formula="of:=AVERAGE([.O3:.O14])" office:value-type="float" office:value="69.3319416666667" calcext:value-type="float">
            <text:p>69.3319416667</text:p>
          </table:table-cell>
          <table:table-cell table:formula="of:=AVERAGE([.P3:.P14])" office:value-type="float" office:value="142.409108333333" calcext:value-type="float">
            <text:p>142.4091083333</text:p>
          </table:table-cell>
          <table:table-cell table:formula="of:=AVERAGE([.Q3:.Q14])" office:value-type="float" office:value="-2.19391666666667" calcext:value-type="float">
            <text:p>-2.19391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0.00529580392157" calcext:value-type="float">
            <text:p>0.0052958039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office:value-type="float" office:value="0.451671" calcext:value-type="float">
            <text:p>0.451671</text:p>
          </table:table-cell>
          <table:table-cell office:value-type="float" office:value="0.00529580392157" calcext:value-type="float">
            <text:p>0.0052958039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80.0154" calcext:value-type="float">
            <text:p>80.0154</text:p>
          </table:table-cell>
          <table:table-cell office:value-type="float" office:value="148.1033" calcext:value-type="float">
            <text:p>148.1033</text:p>
          </table:table-cell>
          <table:table-cell table:formula="of:=[.P18]-[.E18]" office:value-type="float" office:value="3.55689999999998" calcext:value-type="float">
            <text:p>3.55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0.0151616078431" calcext:value-type="float">
            <text:p>-0.0151616078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office:value-type="float" office:value="0.365563" calcext:value-type="float">
            <text:p>0.365563</text:p>
          </table:table-cell>
          <table:table-cell office:value-type="float" office:value="-0.0151616078431" calcext:value-type="float">
            <text:p>-0.0151616078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9276" calcext:value-type="float">
            <text:p>85.9276</text:p>
          </table:table-cell>
          <table:table-cell office:value-type="float" office:value="119.5214" calcext:value-type="float">
            <text:p>119.5214</text:p>
          </table:table-cell>
          <table:table-cell table:formula="of:=[.P19]-[.E19]" office:value-type="float" office:value="1.1948" calcext:value-type="float">
            <text:p>1.1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000724635294118" calcext:value-type="float">
            <text:p>-0.0007246353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office:value-type="float" office:value="0.338788" calcext:value-type="float">
            <text:p>0.338788</text:p>
          </table:table-cell>
          <table:table-cell office:value-type="float" office:value="-0.000724635294118" calcext:value-type="float">
            <text:p>-0.0007246353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8736" calcext:value-type="float">
            <text:p>84.8736</text:p>
          </table:table-cell>
          <table:table-cell office:value-type="float" office:value="118.8657" calcext:value-type="float">
            <text:p>118.8657</text:p>
          </table:table-cell>
          <table:table-cell table:formula="of:=[.P20]-[.E20]" office:value-type="float" office:value="0.828299999999999" calcext:value-type="float">
            <text:p>0.82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0.0553356862745" calcext:value-type="float">
            <text:p>0.0553356863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office:value-type="float" office:value="0.104511" calcext:value-type="float">
            <text:p>0.104511</text:p>
          </table:table-cell>
          <table:table-cell office:value-type="float" office:value="0.0553356862745" calcext:value-type="float">
            <text:p>0.0553356863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P21]-[.E21]" office:value-type="float" office:value="-35.6581" calcext:value-type="float">
            <text:p>-35.65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0.0613309803922" calcext:value-type="float">
            <text:p>0.061330980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office:value-type="float" office:value="0.112575" calcext:value-type="float">
            <text:p>0.112575</text:p>
          </table:table-cell>
          <table:table-cell office:value-type="float" office:value="0.0613309803922" calcext:value-type="float">
            <text:p>0.061330980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158.2594" calcext:value-type="float">
            <text:p>158.2594</text:p>
          </table:table-cell>
          <table:table-cell table:formula="of:=[.P22]-[.E22]" office:value-type="float" office:value="-11.484" calcext:value-type="float">
            <text:p>-11.4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0.0616337254902" calcext:value-type="float">
            <text:p>0.0616337255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office:value-type="float" office:value="0.14133" calcext:value-type="float">
            <text:p>0.14133</text:p>
          </table:table-cell>
          <table:table-cell office:value-type="float" office:value="0.0616337254902" calcext:value-type="float">
            <text:p>0.0616337255</text:p>
          </table:table-cell>
          <table:table-cell office:value-type="float" office:value="100" calcext:value-type="float">
            <text:p>100</text:p>
          </table:table-cell>
          <table:table-cell office:value-type="float" office:value="51.171" calcext:value-type="float">
            <text:p>51.171</text:p>
          </table:table-cell>
          <table:table-cell office:value-type="float" office:value="151.171" calcext:value-type="float">
            <text:p>151.171</text:p>
          </table:table-cell>
          <table:table-cell table:formula="of:=[.P23]-[.E23]" office:value-type="float" office:value="-15.1127" calcext:value-type="float">
            <text:p>-15.1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0.0698219607843" calcext:value-type="float">
            <text:p>0.0698219608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office:value-type="float" office:value="0.181228" calcext:value-type="float">
            <text:p>0.181228</text:p>
          </table:table-cell>
          <table:table-cell office:value-type="float" office:value="0.0698219607843" calcext:value-type="float">
            <text:p>0.0698219608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4857" calcext:value-type="float">
            <text:p>71.4857</text:p>
          </table:table-cell>
          <table:table-cell office:value-type="float" office:value="168.6546" calcext:value-type="float">
            <text:p>168.6546</text:p>
          </table:table-cell>
          <table:table-cell table:formula="of:=[.P24]-[.E24]" office:value-type="float" office:value="-4.5548" calcext:value-type="float">
            <text:p>-4.55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0.0988525490196" calcext:value-type="float">
            <text:p>0.098852549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office:value-type="float" office:value="0.194225" calcext:value-type="float">
            <text:p>0.194225</text:p>
          </table:table-cell>
          <table:table-cell office:value-type="float" office:value="0.0988525490196" calcext:value-type="float">
            <text:p>0.098852549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4063" calcext:value-type="float">
            <text:p>70.4063</text:p>
          </table:table-cell>
          <table:table-cell office:value-type="float" office:value="163.0364" calcext:value-type="float">
            <text:p>163.0364</text:p>
          </table:table-cell>
          <table:table-cell table:formula="of:=[.P25]-[.E25]" office:value-type="float" office:value="-3.3964" calcext:value-type="float">
            <text:p>-3.39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0.0610423529412" calcext:value-type="float">
            <text:p>0.0610423529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0610423529412" calcext:value-type="float">
            <text:p>0.0610423529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P26]-[.E26]" office:value-type="float" office:value="-19.2218" calcext:value-type="float">
            <text:p>-19.22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0.0760976470588" calcext:value-type="float">
            <text:p>-0.0760976471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office:value-type="float" office:value="0.447709" calcext:value-type="float">
            <text:p>0.447709</text:p>
          </table:table-cell>
          <table:table-cell office:value-type="float" office:value="-0.0760976470588" calcext:value-type="float">
            <text:p>-0.0760976471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1.1514" calcext:value-type="float">
            <text:p>71.1514</text:p>
          </table:table-cell>
          <table:table-cell office:value-type="float" office:value="91.3968" calcext:value-type="float">
            <text:p>91.3968</text:p>
          </table:table-cell>
          <table:table-cell table:formula="of:=[.P27]-[.E27]" office:value-type="float" office:value="5.6275" calcext:value-type="float">
            <text:p>5.62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0.0050311372549" calcext:value-type="float">
            <text:p>0.0050311373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office:value-type="float" office:value="0.336871" calcext:value-type="float">
            <text:p>0.336871</text:p>
          </table:table-cell>
          <table:table-cell office:value-type="float" office:value="0.0050311372549" calcext:value-type="float">
            <text:p>0.0050311373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6328" calcext:value-type="float">
            <text:p>72.6328</text:p>
          </table:table-cell>
          <table:table-cell office:value-type="float" office:value="146.2834" calcext:value-type="float">
            <text:p>146.2834</text:p>
          </table:table-cell>
          <table:table-cell table:formula="of:=[.P28]-[.E28]" office:value-type="float" office:value="2.7766" calcext:value-type="float">
            <text:p>2.7766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0.0296691187165865" calcext:value-type="float">
            <text:p>0.029669118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formula="of:=AVERAGE([.L18:.L28])" office:value-type="float" office:value="0.253841272727273" calcext:value-type="float">
            <text:p>0.2538412727</text:p>
          </table:table-cell>
          <table:table-cell table:formula="of:=AVERAGE([.M18:.M28])" office:value-type="float" office:value="0.0296691187165865" calcext:value-type="float">
            <text:p>0.0296691187</text:p>
          </table:table-cell>
          <table:table-cell table:formula="of:=AVERAGE([.N18:.N28])" office:value-type="float" office:value="74.3368727272727" calcext:value-type="float">
            <text:p>74.3368727273</text:p>
          </table:table-cell>
          <table:table-cell table:formula="of:=AVERAGE([.O18:.O28])" office:value-type="float" office:value="65.5787181818182" calcext:value-type="float">
            <text:p>65.5787181818</text:p>
          </table:table-cell>
          <table:table-cell table:formula="of:=AVERAGE([.P18:.P28])" office:value-type="float" office:value="139.915590909091" calcext:value-type="float">
            <text:p>139.9155909091</text:p>
          </table:table-cell>
          <table:table-cell table:formula="of:=AVERAGE([.Q18:.Q28])" office:value-type="float" office:value="-6.85851818181818" calcext:value-type="float">
            <text:p>-6.8585181818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0.0297332156863" calcext:value-type="float">
            <text:p>0.029733215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229852" calcext:value-type="float">
            <text:p>0.229852</text:p>
          </table:table-cell>
          <table:table-cell office:value-type="float" office:value="0.0297332156863" calcext:value-type="float">
            <text:p>0.0297332157</text:p>
          </table:table-cell>
          <table:table-cell office:value-type="float" office:value="86.3201" calcext:value-type="float">
            <text:p>86.3201</text:p>
          </table:table-cell>
          <table:table-cell office:value-type="float" office:value="63.1717" calcext:value-type="float">
            <text:p>63.1717</text:p>
          </table:table-cell>
          <table:table-cell office:value-type="float" office:value="149.4918" calcext:value-type="float">
            <text:p>149.4918</text:p>
          </table:table-cell>
          <table:table-cell table:formula="of:=[.P32]-[.E32]" office:value-type="float" office:value="4.71190000000001" calcext:value-type="float">
            <text:p>4.71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0.0243196862745" calcext:value-type="float">
            <text:p>0.0243196863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220638" calcext:value-type="float">
            <text:p>0.220638</text:p>
          </table:table-cell>
          <table:table-cell office:value-type="float" office:value="0.0243196862745" calcext:value-type="float">
            <text:p>0.0243196863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P33]-[.E33]" office:value-type="float" office:value="-7.6173" calcext:value-type="float">
            <text:p>-7.6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0.0344827058824" calcext:value-type="float">
            <text:p>0.034482705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232811" calcext:value-type="float">
            <text:p>0.232811</text:p>
          </table:table-cell>
          <table:table-cell office:value-type="float" office:value="0.0344827058824" calcext:value-type="float">
            <text:p>0.0344827059</text:p>
          </table:table-cell>
          <table:table-cell office:value-type="float" office:value="82.7813" calcext:value-type="float">
            <text:p>82.7813</text:p>
          </table:table-cell>
          <table:table-cell office:value-type="float" office:value="52.9865" calcext:value-type="float">
            <text:p>52.9865</text:p>
          </table:table-cell>
          <table:table-cell office:value-type="float" office:value="135.7678" calcext:value-type="float">
            <text:p>135.7678</text:p>
          </table:table-cell>
          <table:table-cell table:formula="of:=[.P34]-[.E34]" office:value-type="float" office:value="4.14259999999999" calcext:value-type="float">
            <text:p>4.14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0.0151454509804" calcext:value-type="float">
            <text:p>0.015145451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271392" calcext:value-type="float">
            <text:p>0.271392</text:p>
          </table:table-cell>
          <table:table-cell office:value-type="float" office:value="0.0151454509804" calcext:value-type="float">
            <text:p>0.015145451</text:p>
          </table:table-cell>
          <table:table-cell office:value-type="float" office:value="85.4945" calcext:value-type="float">
            <text:p>85.4945</text:p>
          </table:table-cell>
          <table:table-cell office:value-type="float" office:value="68.4709" calcext:value-type="float">
            <text:p>68.4709</text:p>
          </table:table-cell>
          <table:table-cell office:value-type="float" office:value="153.9654" calcext:value-type="float">
            <text:p>153.9654</text:p>
          </table:table-cell>
          <table:table-cell table:formula="of:=[.P35]-[.E35]" office:value-type="float" office:value="1.29089999999999" calcext:value-type="float">
            <text:p>1.29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0.0239559607843" calcext:value-type="float">
            <text:p>0.0239559608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252397" calcext:value-type="float">
            <text:p>0.252397</text:p>
          </table:table-cell>
          <table:table-cell office:value-type="float" office:value="0.0239559607843" calcext:value-type="float">
            <text:p>0.0239559608</text:p>
          </table:table-cell>
          <table:table-cell office:value-type="float" office:value="79.002" calcext:value-type="float">
            <text:p>79.002</text:p>
          </table:table-cell>
          <table:table-cell office:value-type="float" office:value="57.3898" calcext:value-type="float">
            <text:p>57.3898</text:p>
          </table:table-cell>
          <table:table-cell office:value-type="float" office:value="136.3918" calcext:value-type="float">
            <text:p>136.3918</text:p>
          </table:table-cell>
          <table:table-cell table:formula="of:=[.P36]-[.E36]" office:value-type="float" office:value="3.6215" calcext:value-type="float">
            <text:p>3.62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0.0337622745098" calcext:value-type="float">
            <text:p>0.0337622745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22249" calcext:value-type="float">
            <text:p>0.22249</text:p>
          </table:table-cell>
          <table:table-cell office:value-type="float" office:value="0.0337622745098" calcext:value-type="float">
            <text:p>0.0337622745</text:p>
          </table:table-cell>
          <table:table-cell office:value-type="float" office:value="80.4188" calcext:value-type="float">
            <text:p>80.4188</text:p>
          </table:table-cell>
          <table:table-cell office:value-type="float" office:value="56.442" calcext:value-type="float">
            <text:p>56.442</text:p>
          </table:table-cell>
          <table:table-cell office:value-type="float" office:value="136.8608" calcext:value-type="float">
            <text:p>136.8608</text:p>
          </table:table-cell>
          <table:table-cell table:formula="of:=[.P37]-[.E37]" office:value-type="float" office:value="-0.32419999999999" calcext:value-type="float">
            <text:p>-0.32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0.0247014901961" calcext:value-type="float">
            <text:p>0.0247014902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230436" calcext:value-type="float">
            <text:p>0.230436</text:p>
          </table:table-cell>
          <table:table-cell office:value-type="float" office:value="0.0247014901961" calcext:value-type="float">
            <text:p>0.0247014902</text:p>
          </table:table-cell>
          <table:table-cell office:value-type="float" office:value="76.6868" calcext:value-type="float">
            <text:p>76.6868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133.0342" calcext:value-type="float">
            <text:p>133.0342</text:p>
          </table:table-cell>
          <table:table-cell table:formula="of:=[.P38]-[.E38]" office:value-type="float" office:value="2.63239999999999" calcext:value-type="float">
            <text:p>2.63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0.0238950980392" calcext:value-type="float">
            <text:p>0.023895098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246466" calcext:value-type="float">
            <text:p>0.246466</text:p>
          </table:table-cell>
          <table:table-cell office:value-type="float" office:value="0.0238950980392" calcext:value-type="float">
            <text:p>0.023895098</text:p>
          </table:table-cell>
          <table:table-cell office:value-type="float" office:value="75.4305" calcext:value-type="float">
            <text:p>75.4305</text:p>
          </table:table-cell>
          <table:table-cell office:value-type="float" office:value="61.8347" calcext:value-type="float">
            <text:p>61.8347</text:p>
          </table:table-cell>
          <table:table-cell office:value-type="float" office:value="137.2652" calcext:value-type="float">
            <text:p>137.2652</text:p>
          </table:table-cell>
          <table:table-cell table:formula="of:=[.P39]-[.E39]" office:value-type="float" office:value="4.38639999999998" calcext:value-type="float">
            <text:p>4.3864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0.026249485294125" calcext:value-type="float">
            <text:p>0.0262494853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formula="of:=AVERAGE([.L32:.L39])" office:value-type="float" office:value="0.23831025" calcext:value-type="float">
            <text:p>0.23831025</text:p>
          </table:table-cell>
          <table:table-cell table:formula="of:=AVERAGE([.M32:.M39])" office:value-type="float" office:value="0.026249485294125" calcext:value-type="float">
            <text:p>0.0262494853</text:p>
          </table:table-cell>
          <table:table-cell table:formula="of:=AVERAGE([.N32:.N39])" office:value-type="float" office:value="79.79485" calcext:value-type="float">
            <text:p>79.79485</text:p>
          </table:table-cell>
          <table:table-cell table:formula="of:=AVERAGE([.O32:.O39])" office:value-type="float" office:value="58.6734125" calcext:value-type="float">
            <text:p>58.6734125</text:p>
          </table:table-cell>
          <table:table-cell table:formula="of:=AVERAGE([.P32:.P39])" office:value-type="float" office:value="138.4682625" calcext:value-type="float">
            <text:p>138.4682625</text:p>
          </table:table-cell>
          <table:table-cell table:formula="of:=AVERAGE([.Q32:.Q39])" office:value-type="float" office:value="1.605525" calcext:value-type="float">
            <text:p>1.6055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00175245882353" calcext:value-type="float">
            <text:p>0.001752458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396444" calcext:value-type="float">
            <text:p>0.396444</text:p>
          </table:table-cell>
          <table:table-cell office:value-type="float" office:value="0.00175245882353" calcext:value-type="float">
            <text:p>0.001752458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3602" calcext:value-type="float">
            <text:p>37.3602</text:p>
          </table:table-cell>
          <table:table-cell office:value-type="float" office:value="112.9852" calcext:value-type="float">
            <text:p>112.9852</text:p>
          </table:table-cell>
          <table:table-cell table:formula="of:=[.P43]-[.E43]" office:value-type="float" office:value="2.2372" calcext:value-type="float">
            <text:p>2.23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0.00851823529412" calcext:value-type="float">
            <text:p>0.0085182353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421492" calcext:value-type="float">
            <text:p>0.421492</text:p>
          </table:table-cell>
          <table:table-cell office:value-type="float" office:value="0.00851823529412" calcext:value-type="float">
            <text:p>0.0085182353</text:p>
          </table:table-cell>
          <table:table-cell office:value-type="float" office:value="63.038" calcext:value-type="float">
            <text:p>63.038</text:p>
          </table:table-cell>
          <table:table-cell office:value-type="float" office:value="43.1555" calcext:value-type="float">
            <text:p>43.1555</text:p>
          </table:table-cell>
          <table:table-cell office:value-type="float" office:value="106.1935" calcext:value-type="float">
            <text:p>106.1935</text:p>
          </table:table-cell>
          <table:table-cell table:formula="of:=[.P44]-[.E44]" office:value-type="float" office:value="-3.1938" calcext:value-type="float">
            <text:p>-3.19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0.00478141176471" calcext:value-type="float">
            <text:p>0.0047814118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476512" calcext:value-type="float">
            <text:p>0.476512</text:p>
          </table:table-cell>
          <table:table-cell office:value-type="float" office:value="0.00478141176471" calcext:value-type="float">
            <text:p>0.0047814118</text:p>
          </table:table-cell>
          <table:table-cell office:value-type="float" office:value="68.4426" calcext:value-type="float">
            <text:p>68.4426</text:p>
          </table:table-cell>
          <table:table-cell office:value-type="float" office:value="52.5554" calcext:value-type="float">
            <text:p>52.5554</text:p>
          </table:table-cell>
          <table:table-cell office:value-type="float" office:value="120.998" calcext:value-type="float">
            <text:p>120.998</text:p>
          </table:table-cell>
          <table:table-cell table:formula="of:=[.P45]-[.E45]" office:value-type="float" office:value="3.63690000000001" calcext:value-type="float">
            <text:p>3.63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0.0249093333333" calcext:value-type="float">
            <text:p>0.0249093333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290893" calcext:value-type="float">
            <text:p>0.290893</text:p>
          </table:table-cell>
          <table:table-cell office:value-type="float" office:value="0.0249093333333" calcext:value-type="float">
            <text:p>0.0249093333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P46]-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0.00576603921569" calcext:value-type="float">
            <text:p>0.0057660392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487239" calcext:value-type="float">
            <text:p>0.487239</text:p>
          </table:table-cell>
          <table:table-cell office:value-type="float" office:value="0.00576603921569" calcext:value-type="float">
            <text:p>0.0057660392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P47]-[.E47]" office:value-type="float" office:value="6.9688" calcext:value-type="float">
            <text:p>6.968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0.0233494901961" calcext:value-type="float">
            <text:p>0.023349490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278635" calcext:value-type="float">
            <text:p>0.278635</text:p>
          </table:table-cell>
          <table:table-cell office:value-type="float" office:value="0.0233494901961" calcext:value-type="float">
            <text:p>0.023349490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P48]-[.E48]" office:value-type="float" office:value="-0.351900000000001" calcext:value-type="float">
            <text:p>-0.351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00126360784314" calcext:value-type="float">
            <text:p>0.0012636078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554609" calcext:value-type="float">
            <text:p>0.554609</text:p>
          </table:table-cell>
          <table:table-cell office:value-type="float" office:value="0.00126360784314" calcext:value-type="float">
            <text:p>0.0012636078</text:p>
          </table:table-cell>
          <table:table-cell office:value-type="float" office:value="80" calcext:value-type="float">
            <text:p>80</text:p>
          </table:table-cell>
          <table:table-cell office:value-type="float" office:value="53.8462" calcext:value-type="float">
            <text:p>53.8462</text:p>
          </table:table-cell>
          <table:table-cell office:value-type="float" office:value="133.8462" calcext:value-type="float">
            <text:p>133.8462</text:p>
          </table:table-cell>
          <table:table-cell table:formula="of:=[.P49]-[.E49]" office:value-type="float" office:value="12.5875" calcext:value-type="float">
            <text:p>12.5875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0.0100486537815129" calcext:value-type="float">
            <text:p>0.0100486538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formula="of:=AVERAGE([.L43:.L49])" office:value-type="float" office:value="0.415117714285714" calcext:value-type="float">
            <text:p>0.4151177143</text:p>
          </table:table-cell>
          <table:table-cell table:formula="of:=AVERAGE([.M43:.M49])" office:value-type="float" office:value="0.0100486537815129" calcext:value-type="float">
            <text:p>0.0100486538</text:p>
          </table:table-cell>
          <table:table-cell table:formula="of:=AVERAGE([.N43:.N49])" office:value-type="float" office:value="73.7881428571429" calcext:value-type="float">
            <text:p>73.7881428571</text:p>
          </table:table-cell>
          <table:table-cell table:formula="of:=AVERAGE([.O43:.O49])" office:value-type="float" office:value="47.9100428571429" calcext:value-type="float">
            <text:p>47.9100428571</text:p>
          </table:table-cell>
          <table:table-cell table:formula="of:=AVERAGE([.P43:.P49])" office:value-type="float" office:value="121.698185714286" calcext:value-type="float">
            <text:p>121.6981857143</text:p>
          </table:table-cell>
          <table:table-cell table:formula="of:=AVERAGE([.Q43:.Q49])" office:value-type="float" office:value="3.12638571428572" calcext:value-type="float">
            <text:p>3.126385714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0.00489094117647" calcext:value-type="float">
            <text:p>-0.0048909412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office:value-type="float" office:value="0.664233" calcext:value-type="float">
            <text:p>0.664233</text:p>
          </table:table-cell>
          <table:table-cell office:value-type="float" office:value="-0.00489094117647" calcext:value-type="float">
            <text:p>-0.0048909412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8395" calcext:value-type="float">
            <text:p>72.8395</text:p>
          </table:table-cell>
          <table:table-cell office:value-type="float" office:value="170.0305" calcext:value-type="float">
            <text:p>170.0305</text:p>
          </table:table-cell>
          <table:table-cell table:formula="of:=[.P53]-[.E53]" office:value-type="float" office:value="31.2838" calcext:value-type="float">
            <text:p>31.28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00155063529412" calcext:value-type="float">
            <text:p>0.0015506353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office:value-type="float" office:value="0.485082" calcext:value-type="float">
            <text:p>0.485082</text:p>
          </table:table-cell>
          <table:table-cell office:value-type="float" office:value="0.00155063529412" calcext:value-type="float">
            <text:p>0.0015506353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3314" calcext:value-type="float">
            <text:p>80.3314</text:p>
          </table:table-cell>
          <table:table-cell office:value-type="float" office:value="176.1873" calcext:value-type="float">
            <text:p>176.1873</text:p>
          </table:table-cell>
          <table:table-cell table:formula="of:=[.P54]-[.E54]" office:value-type="float" office:value="14.4468" calcext:value-type="float">
            <text:p>14.44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00243318039216" calcext:value-type="float">
            <text:p>0.0024331804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office:value-type="float" office:value="0.368118" calcext:value-type="float">
            <text:p>0.368118</text:p>
          </table:table-cell>
          <table:table-cell office:value-type="float" office:value="0.00243318039216" calcext:value-type="float">
            <text:p>0.0024331804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5389" calcext:value-type="float">
            <text:p>80.5389</text:p>
          </table:table-cell>
          <table:table-cell office:value-type="float" office:value="171.8587" calcext:value-type="float">
            <text:p>171.8587</text:p>
          </table:table-cell>
          <table:table-cell table:formula="of:=[.P55]-[.E55]" office:value-type="float" office:value="6.1328" calcext:value-type="float">
            <text:p>6.13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000580176470588" calcext:value-type="float">
            <text:p>0.000580176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0.000580176470588" calcext:value-type="float">
            <text:p>0.000580176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table:formula="of:=[.P56]-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0.00470015686275" calcext:value-type="float">
            <text:p>0.0047001569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office:value-type="float" office:value="0.319113" calcext:value-type="float">
            <text:p>0.319113</text:p>
          </table:table-cell>
          <table:table-cell office:value-type="float" office:value="0.00470015686275" calcext:value-type="float">
            <text:p>0.0047001569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3985" calcext:value-type="float">
            <text:p>79.3985</text:p>
          </table:table-cell>
          <table:table-cell office:value-type="float" office:value="169.0257" calcext:value-type="float">
            <text:p>169.0257</text:p>
          </table:table-cell>
          <table:table-cell table:formula="of:=[.P57]-[.E57]" office:value-type="float" office:value="1.35339999999999" calcext:value-type="float">
            <text:p>1.35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0.0104318431373" calcext:value-type="float">
            <text:p>0.0104318431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office:value-type="float" office:value="0.478428" calcext:value-type="float">
            <text:p>0.478428</text:p>
          </table:table-cell>
          <table:table-cell office:value-type="float" office:value="0.0104318431373" calcext:value-type="float">
            <text:p>0.0104318431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2698" calcext:value-type="float">
            <text:p>174.2698</text:p>
          </table:table-cell>
          <table:table-cell table:formula="of:=[.P58]-[.E58]"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0.0133592941176" calcext:value-type="float">
            <text:p>0.0133592941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office:value-type="float" office:value="0.553639" calcext:value-type="float">
            <text:p>0.553639</text:p>
          </table:table-cell>
          <table:table-cell office:value-type="float" office:value="0.0133592941176" calcext:value-type="float">
            <text:p>0.0133592941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P59]-[.E59]" office:value-type="float" office:value="12.2617" calcext:value-type="float">
            <text:p>12.26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0.0116939215686" calcext:value-type="float">
            <text:p>0.0116939216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office:value-type="float" office:value="0.439667" calcext:value-type="float">
            <text:p>0.439667</text:p>
          </table:table-cell>
          <table:table-cell office:value-type="float" office:value="0.0116939215686" calcext:value-type="float">
            <text:p>0.0116939216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P60]-[.E60]" office:value-type="float" office:value="7.32320000000001" calcext:value-type="float">
            <text:p>7.32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0.015552745098" calcext:value-type="float">
            <text:p>0.0155527451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office:value-type="float" office:value="0.385758" calcext:value-type="float">
            <text:p>0.385758</text:p>
          </table:table-cell>
          <table:table-cell office:value-type="float" office:value="0.015552745098" calcext:value-type="float">
            <text:p>0.0155527451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3234" calcext:value-type="float">
            <text:p>73.3234</text:p>
          </table:table-cell>
          <table:table-cell office:value-type="float" office:value="166.6207" calcext:value-type="float">
            <text:p>166.6207</text:p>
          </table:table-cell>
          <table:table-cell table:formula="of:=[.P61]-[.E61]" office:value-type="float" office:value="3.78139999999999" calcext:value-type="float">
            <text:p>3.78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0.0170325490196" calcext:value-type="float">
            <text:p>0.017032549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office:value-type="float" office:value="0.391681" calcext:value-type="float">
            <text:p>0.391681</text:p>
          </table:table-cell>
          <table:table-cell office:value-type="float" office:value="0.0170325490196" calcext:value-type="float">
            <text:p>0.017032549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1836" calcext:value-type="float">
            <text:p>75.1836</text:p>
          </table:table-cell>
          <table:table-cell office:value-type="float" office:value="168.5391" calcext:value-type="float">
            <text:p>168.5391</text:p>
          </table:table-cell>
          <table:table-cell table:formula="of:=[.P62]-[.E62]" office:value-type="float" office:value="4.5137" calcext:value-type="float">
            <text:p>4.51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0.0204575294118" calcext:value-type="float">
            <text:p>0.0204575294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office:value-type="float" office:value="0.130487" calcext:value-type="float">
            <text:p>0.130487</text:p>
          </table:table-cell>
          <table:table-cell office:value-type="float" office:value="0.0204575294118" calcext:value-type="float">
            <text:p>0.0204575294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6.8556" calcext:value-type="float">
            <text:p>56.8556</text:p>
          </table:table-cell>
          <table:table-cell office:value-type="float" office:value="140.1889" calcext:value-type="float">
            <text:p>140.1889</text:p>
          </table:table-cell>
          <table:table-cell table:formula="of:=[.P63]-[.E63]" office:value-type="float" office:value="-16.0495" calcext:value-type="float">
            <text:p>-16.04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0.013870745098" calcext:value-type="float">
            <text:p>0.0138707451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office:value-type="float" office:value="0.0182797" calcext:value-type="float">
            <text:p>0.0182797</text:p>
          </table:table-cell>
          <table:table-cell office:value-type="float" office:value="0.013870745098" calcext:value-type="float">
            <text:p>0.0138707451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P64]-[.E64]" office:value-type="float" office:value="-32.607" calcext:value-type="float">
            <text:p>-32.6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0.0275774901961" calcext:value-type="float">
            <text:p>0.0275774902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office:value-type="float" office:value="0.0235213" calcext:value-type="float">
            <text:p>0.0235213</text:p>
          </table:table-cell>
          <table:table-cell office:value-type="float" office:value="0.0275774901961" calcext:value-type="float">
            <text:p>0.0275774902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P65]-[.E65]" office:value-type="float" office:value="-28.2197" calcext:value-type="float">
            <text:p>-28.21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0.0115515686275" calcext:value-type="float">
            <text:p>0.0115515686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office:value-type="float" office:value="0.0923328" calcext:value-type="float">
            <text:p>0.0923328</text:p>
          </table:table-cell>
          <table:table-cell office:value-type="float" office:value="0.0115515686275" calcext:value-type="float">
            <text:p>0.0115515686</text:p>
          </table:table-cell>
          <table:table-cell office:value-type="float" office:value="50" calcext:value-type="float">
            <text:p>50</text:p>
          </table:table-cell>
          <table:table-cell office:value-type="float" office:value="47.8892" calcext:value-type="float">
            <text:p>47.8892</text:p>
          </table:table-cell>
          <table:table-cell office:value-type="float" office:value="97.8892" calcext:value-type="float">
            <text:p>97.8892</text:p>
          </table:table-cell>
          <table:table-cell table:formula="of:=[.P66]-[.E66]" office:value-type="float" office:value="-21.3404" calcext:value-type="float">
            <text:p>-21.34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0010355372549" calcext:value-type="float">
            <text:p>-0.0010355373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-0.0010355372549" calcext:value-type="float">
            <text:p>-0.0010355373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965" calcext:value-type="float">
            <text:p>53.965</text:p>
          </table:table-cell>
          <table:table-cell office:value-type="float" office:value="140.5275" calcext:value-type="float">
            <text:p>140.5275</text:p>
          </table:table-cell>
          <table:table-cell table:formula="of:=[.P67]-[.E67]" office:value-type="float" office:value="-9.47120000000001" calcext:value-type="float">
            <text:p>-9.47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00122367843137" calcext:value-type="float">
            <text:p>0.0012236784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office:value-type="float" office:value="0.33481" calcext:value-type="float">
            <text:p>0.33481</text:p>
          </table:table-cell>
          <table:table-cell office:value-type="float" office:value="0.00122367843137" calcext:value-type="float">
            <text:p>0.0012236784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P68]-[.E68]" office:value-type="float" office:value="1.85979999999998" calcext:value-type="float">
            <text:p>1.85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000550482352941" calcext:value-type="float">
            <text:p>0.0005504824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office:value-type="float" office:value="0.498743" calcext:value-type="float">
            <text:p>0.498743</text:p>
          </table:table-cell>
          <table:table-cell office:value-type="float" office:value="0.000550482352941" calcext:value-type="float">
            <text:p>0.0005504824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817" calcext:value-type="float">
            <text:p>77.6817</text:p>
          </table:table-cell>
          <table:table-cell office:value-type="float" office:value="174.8275" calcext:value-type="float">
            <text:p>174.8275</text:p>
          </table:table-cell>
          <table:table-cell table:formula="of:=[.P69]-[.E69]" office:value-type="float" office:value="12.1569" calcext:value-type="float">
            <text:p>12.15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000835047058824" calcext:value-type="float">
            <text:p>-0.0008350471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-0.000835047058824" calcext:value-type="float">
            <text:p>-0.0008350471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8333" calcext:value-type="float">
            <text:p>85.8333</text:p>
          </table:table-cell>
          <table:table-cell office:value-type="float" office:value="184.5155" calcext:value-type="float">
            <text:p>184.5155</text:p>
          </table:table-cell>
          <table:table-cell table:formula="of:=[.P70]-[.E70]" office:value-type="float" office:value="19.5125" calcext:value-type="float">
            <text:p>19.51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00113456078431" calcext:value-type="float">
            <text:p>-0.0011345608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office:value-type="float" office:value="0.694891" calcext:value-type="float">
            <text:p>0.694891</text:p>
          </table:table-cell>
          <table:table-cell office:value-type="float" office:value="-0.00113456078431" calcext:value-type="float">
            <text:p>-0.0011345608</text:p>
          </table:table-cell>
          <table:table-cell office:value-type="float" office:value="97.5947" calcext:value-type="float">
            <text:p>97.5947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078" calcext:value-type="float">
            <text:p>184.078</text:p>
          </table:table-cell>
          <table:table-cell table:formula="of:=[.P71]-[.E71]" office:value-type="float" office:value="22.1549" calcext:value-type="float">
            <text:p>22.15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00359684705882" calcext:value-type="float">
            <text:p>-0.0003596847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office:value-type="float" office:value="0.692824" calcext:value-type="float">
            <text:p>0.692824</text:p>
          </table:table-cell>
          <table:table-cell office:value-type="float" office:value="-0.000359684705882" calcext:value-type="float">
            <text:p>-0.0003596847</text:p>
          </table:table-cell>
          <table:table-cell office:value-type="float" office:value="96.975" calcext:value-type="float">
            <text:p>96.975</text:p>
          </table:table-cell>
          <table:table-cell office:value-type="float" office:value="90.5585" calcext:value-type="float">
            <text:p>90.5585</text:p>
          </table:table-cell>
          <table:table-cell office:value-type="float" office:value="187.5335" calcext:value-type="float">
            <text:p>187.5335</text:p>
          </table:table-cell>
          <table:table-cell table:formula="of:=[.P72]-[.E72]" office:value-type="float" office:value="21.986" calcext:value-type="float">
            <text:p>21.9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00126852156863" calcext:value-type="float">
            <text:p>-0.0012685216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office:value-type="float" office:value="0.723595" calcext:value-type="float">
            <text:p>0.723595</text:p>
          </table:table-cell>
          <table:table-cell office:value-type="float" office:value="-0.00126852156863" calcext:value-type="float">
            <text:p>-0.0012685216</text:p>
          </table:table-cell>
          <table:table-cell office:value-type="float" office:value="98.4966" calcext:value-type="float">
            <text:p>98.4966</text:p>
          </table:table-cell>
          <table:table-cell office:value-type="float" office:value="90.1193" calcext:value-type="float">
            <text:p>90.1193</text:p>
          </table:table-cell>
          <table:table-cell office:value-type="float" office:value="188.6159" calcext:value-type="float">
            <text:p>188.6159</text:p>
          </table:table-cell>
          <table:table-cell table:formula="of:=[.P73]-[.E73]" office:value-type="float" office:value="20.9901" calcext:value-type="float">
            <text:p>20.99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00182561176471" calcext:value-type="float">
            <text:p>-0.0018256118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office:value-type="float" office:value="0.715614" calcext:value-type="float">
            <text:p>0.715614</text:p>
          </table:table-cell>
          <table:table-cell office:value-type="float" office:value="-0.00182561176471" calcext:value-type="float">
            <text:p>-0.0018256118</text:p>
          </table:table-cell>
          <table:table-cell office:value-type="float" office:value="96.6403" calcext:value-type="float">
            <text:p>96.6403</text:p>
          </table:table-cell>
          <table:table-cell office:value-type="float" office:value="86.1675" calcext:value-type="float">
            <text:p>86.1675</text:p>
          </table:table-cell>
          <table:table-cell office:value-type="float" office:value="182.8078" calcext:value-type="float">
            <text:p>182.8078</text:p>
          </table:table-cell>
          <table:table-cell table:formula="of:=[.P74]-[.E74]" office:value-type="float" office:value="20.9409" calcext:value-type="float">
            <text:p>20.9409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0.00641891326203196" calcext:value-type="float">
            <text:p>0.0064189133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formula="of:=AVERAGE([.L53:.L74])" office:value-type="float" office:value="0.415322809090909" calcext:value-type="float">
            <text:p>0.4153228091</text:p>
          </table:table-cell>
          <table:table-cell table:formula="of:=AVERAGE([.M53:.M74])" office:value-type="float" office:value="0.00641891326203196" calcext:value-type="float">
            <text:p>0.0064189133</text:p>
          </table:table-cell>
          <table:table-cell table:formula="of:=AVERAGE([.N53:.N74])" office:value-type="float" office:value="89.0971681818182" calcext:value-type="float">
            <text:p>89.0971681818</text:p>
          </table:table-cell>
          <table:table-cell table:formula="of:=AVERAGE([.O53:.O74])" office:value-type="float" office:value="73.20365" calcext:value-type="float">
            <text:p>73.20365</text:p>
          </table:table-cell>
          <table:table-cell table:formula="of:=AVERAGE([.P53:.P74])" office:value-type="float" office:value="162.300818181818" calcext:value-type="float">
            <text:p>162.3008181818</text:p>
          </table:table-cell>
          <table:table-cell table:formula="of:=AVERAGE([.Q53:.Q74])" office:value-type="float" office:value="4.85409545454545" calcext:value-type="float">
            <text:p>4.8540954545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0.0342019215686" calcext:value-type="float">
            <text:p>0.0342019216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451908" calcext:value-type="float">
            <text:p>0.451908</text:p>
          </table:table-cell>
          <table:table-cell office:value-type="float" office:value="0.0342019215686" calcext:value-type="float">
            <text:p>0.0342019216</text:p>
          </table:table-cell>
          <table:table-cell office:value-type="float" office:value="100" calcext:value-type="float">
            <text:p>100</text:p>
          </table:table-cell>
          <table:table-cell office:value-type="float" office:value="27.5401" calcext:value-type="float">
            <text:p>27.5401</text:p>
          </table:table-cell>
          <table:table-cell office:value-type="float" office:value="127.5401" calcext:value-type="float">
            <text:p>127.5401</text:p>
          </table:table-cell>
          <table:table-cell table:formula="of:=[.P78]-[.E78]" office:value-type="float" office:value="25.4011" calcext:value-type="float">
            <text:p>25.40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0.0650117647059" calcext:value-type="float">
            <text:p>0.0650117647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516785" calcext:value-type="float">
            <text:p>0.516785</text:p>
          </table:table-cell>
          <table:table-cell office:value-type="float" office:value="0.0650117647059" calcext:value-type="float">
            <text:p>0.0650117647</text:p>
          </table:table-cell>
          <table:table-cell office:value-type="float" office:value="97.7778" calcext:value-type="float">
            <text:p>97.7778</text:p>
          </table:table-cell>
          <table:table-cell office:value-type="float" office:value="46.9449" calcext:value-type="float">
            <text:p>46.9449</text:p>
          </table:table-cell>
          <table:table-cell office:value-type="float" office:value="144.7227" calcext:value-type="float">
            <text:p>144.7227</text:p>
          </table:table-cell>
          <table:table-cell table:formula="of:=[.P79]-[.E79]" office:value-type="float" office:value="33.2744" calcext:value-type="float">
            <text:p>33.2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0.0605262745098" calcext:value-type="float">
            <text:p>0.0605262745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544328" calcext:value-type="float">
            <text:p>0.544328</text:p>
          </table:table-cell>
          <table:table-cell office:value-type="float" office:value="0.0605262745098" calcext:value-type="float">
            <text:p>0.0605262745</text:p>
          </table:table-cell>
          <table:table-cell office:value-type="float" office:value="94.1868" calcext:value-type="float">
            <text:p>94.1868</text:p>
          </table:table-cell>
          <table:table-cell office:value-type="float" office:value="68.9084" calcext:value-type="float">
            <text:p>68.9084</text:p>
          </table:table-cell>
          <table:table-cell office:value-type="float" office:value="163.0952" calcext:value-type="float">
            <text:p>163.0952</text:p>
          </table:table-cell>
          <table:table-cell table:formula="of:=[.P80]-[.E80]" office:value-type="float" office:value="31.2205" calcext:value-type="float">
            <text:p>31.22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0.0508478431373" calcext:value-type="float">
            <text:p>0.0508478431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490991" calcext:value-type="float">
            <text:p>0.490991</text:p>
          </table:table-cell>
          <table:table-cell office:value-type="float" office:value="0.0508478431373" calcext:value-type="float">
            <text:p>0.0508478431</text:p>
          </table:table-cell>
          <table:table-cell office:value-type="float" office:value="91.0577" calcext:value-type="float">
            <text:p>91.0577</text:p>
          </table:table-cell>
          <table:table-cell office:value-type="float" office:value="59.9365" calcext:value-type="float">
            <text:p>59.9365</text:p>
          </table:table-cell>
          <table:table-cell office:value-type="float" office:value="150.9942" calcext:value-type="float">
            <text:p>150.9942</text:p>
          </table:table-cell>
          <table:table-cell table:formula="of:=[.P81]-[.E81]" office:value-type="float" office:value="19.8409" calcext:value-type="float">
            <text:p>19.84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0.0380239607843" calcext:value-type="float">
            <text:p>0.0380239608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.0380239607843" calcext:value-type="float">
            <text:p>0.0380239608</text:p>
          </table:table-cell>
          <table:table-cell office:value-type="float" office:value="90.969" calcext:value-type="float">
            <text:p>90.969</text:p>
          </table:table-cell>
          <table:table-cell office:value-type="float" office:value="47.5137" calcext:value-type="float">
            <text:p>47.5137</text:p>
          </table:table-cell>
          <table:table-cell office:value-type="float" office:value="138.4827" calcext:value-type="float">
            <text:p>138.4827</text:p>
          </table:table-cell>
          <table:table-cell table:formula="of:=[.P82]-[.E82]" office:value-type="float" office:value="12.1345" calcext:value-type="float">
            <text:p>12.13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0.0184209019608" calcext:value-type="float">
            <text:p>0.018420902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449357" calcext:value-type="float">
            <text:p>0.449357</text:p>
          </table:table-cell>
          <table:table-cell office:value-type="float" office:value="0.0184209019608" calcext:value-type="float">
            <text:p>0.018420902</text:p>
          </table:table-cell>
          <table:table-cell office:value-type="float" office:value="95.4515" calcext:value-type="float">
            <text:p>95.4515</text:p>
          </table:table-cell>
          <table:table-cell office:value-type="float" office:value="49.1048" calcext:value-type="float">
            <text:p>49.1048</text:p>
          </table:table-cell>
          <table:table-cell office:value-type="float" office:value="144.5563" calcext:value-type="float">
            <text:p>144.5563</text:p>
          </table:table-cell>
          <table:table-cell table:formula="of:=[.P83]-[.E83]" office:value-type="float" office:value="9.2088" calcext:value-type="float">
            <text:p>9.20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0.0173027058824" calcext:value-type="float">
            <text:p>0.017302705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501848" calcext:value-type="float">
            <text:p>0.501848</text:p>
          </table:table-cell>
          <table:table-cell office:value-type="float" office:value="0.0173027058824" calcext:value-type="float">
            <text:p>0.0173027059</text:p>
          </table:table-cell>
          <table:table-cell office:value-type="float" office:value="94.2652" calcext:value-type="float">
            <text:p>94.2652</text:p>
          </table:table-cell>
          <table:table-cell office:value-type="float" office:value="54.7009" calcext:value-type="float">
            <text:p>54.7009</text:p>
          </table:table-cell>
          <table:table-cell office:value-type="float" office:value="148.9661" calcext:value-type="float">
            <text:p>148.9661</text:p>
          </table:table-cell>
          <table:table-cell table:formula="of:=[.P84]-[.E84]" office:value-type="float" office:value="4.94900000000001" calcext:value-type="float">
            <text:p>4.9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000454988235294" calcext:value-type="float">
            <text:p>0.000454988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522221" calcext:value-type="float">
            <text:p>0.522221</text:p>
          </table:table-cell>
          <table:table-cell office:value-type="float" office:value="0.000454988235294" calcext:value-type="float">
            <text:p>0.000454988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5.225" calcext:value-type="float">
            <text:p>65.225</text:p>
          </table:table-cell>
          <table:table-cell office:value-type="float" office:value="162.2784" calcext:value-type="float">
            <text:p>162.2784</text:p>
          </table:table-cell>
          <table:table-cell table:formula="of:=[.P85]-[.E85]" office:value-type="float" office:value="7.06560000000002" calcext:value-type="float">
            <text:p>7.06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532856" calcext:value-type="float">
            <text:p>0.532856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90.0747" calcext:value-type="float">
            <text:p>90.0747</text:p>
          </table:table-cell>
          <table:table-cell office:value-type="float" office:value="57.0327" calcext:value-type="float">
            <text:p>57.0327</text:p>
          </table:table-cell>
          <table:table-cell office:value-type="float" office:value="147.1074" calcext:value-type="float">
            <text:p>147.1074</text:p>
          </table:table-cell>
          <table:table-cell table:formula="of:=[.P86]-[.E86]" office:value-type="float" office:value="10.6842" calcext:value-type="float">
            <text:p>10.68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00307774901961" calcext:value-type="float">
            <text:p>0.003077749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457633" calcext:value-type="float">
            <text:p>0.457633</text:p>
          </table:table-cell>
          <table:table-cell office:value-type="float" office:value="0.00307774901961" calcext:value-type="float">
            <text:p>0.003077749</text:p>
          </table:table-cell>
          <table:table-cell office:value-type="float" office:value="91.3103" calcext:value-type="float">
            <text:p>91.3103</text:p>
          </table:table-cell>
          <table:table-cell office:value-type="float" office:value="47.8636" calcext:value-type="float">
            <text:p>47.8636</text:p>
          </table:table-cell>
          <table:table-cell office:value-type="float" office:value="139.1739" calcext:value-type="float">
            <text:p>139.1739</text:p>
          </table:table-cell>
          <table:table-cell table:formula="of:=[.P87]-[.E87]" office:value-type="float" office:value="10.0483" calcext:value-type="float">
            <text:p>10.04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0.0130364313725" calcext:value-type="float">
            <text:p>-0.013036431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421941" calcext:value-type="float">
            <text:p>0.421941</text:p>
          </table:table-cell>
          <table:table-cell office:value-type="float" office:value="-0.0130364313725" calcext:value-type="float">
            <text:p>-0.013036431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1923" calcext:value-type="float">
            <text:p>70.1923</text:p>
          </table:table-cell>
          <table:table-cell office:value-type="float" office:value="160.89" calcext:value-type="float">
            <text:p>160.89</text:p>
          </table:table-cell>
          <table:table-cell table:formula="of:=[.P88]-[.E88]" office:value-type="float" office:value="17.8994" calcext:value-type="float">
            <text:p>17.89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0.021302745098" calcext:value-type="float">
            <text:p>0.021302745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07214" calcext:value-type="float">
            <text:p>0.307214</text:p>
          </table:table-cell>
          <table:table-cell office:value-type="float" office:value="0.021302745098" calcext:value-type="float">
            <text:p>0.021302745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9.2891" calcext:value-type="float">
            <text:p>39.2891</text:p>
          </table:table-cell>
          <table:table-cell office:value-type="float" office:value="112.1705" calcext:value-type="float">
            <text:p>112.1705</text:p>
          </table:table-cell>
          <table:table-cell table:formula="of:=[.P89]-[.E89]" office:value-type="float" office:value="0.947900000000004" calcext:value-type="float">
            <text:p>0.94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0.00584392156863" calcext:value-type="float">
            <text:p>-0.0058439216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479751" calcext:value-type="float">
            <text:p>0.479751</text:p>
          </table:table-cell>
          <table:table-cell office:value-type="float" office:value="-0.00584392156863" calcext:value-type="float">
            <text:p>-0.0058439216</text:p>
          </table:table-cell>
          <table:table-cell office:value-type="float" office:value="100" calcext:value-type="float">
            <text:p>100</text:p>
          </table:table-cell>
          <table:table-cell office:value-type="float" office:value="49.6894" calcext:value-type="float">
            <text:p>49.6894</text:p>
          </table:table-cell>
          <table:table-cell office:value-type="float" office:value="149.6894" calcext:value-type="float">
            <text:p>149.6894</text:p>
          </table:table-cell>
          <table:table-cell table:formula="of:=[.P101]-[.E101]" office:value-type="float" office:value="0.465800000000002" calcext:value-type="float">
            <text:p>0.46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00297748627451" calcext:value-type="float">
            <text:p>0.0029774863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522171" calcext:value-type="float">
            <text:p>0.522171</text:p>
          </table:table-cell>
          <table:table-cell office:value-type="float" office:value="0.00297748627451" calcext:value-type="float">
            <text:p>0.0029774863</text:p>
          </table:table-cell>
          <table:table-cell office:value-type="float" office:value="100" calcext:value-type="float">
            <text:p>100</text:p>
          </table:table-cell>
          <table:table-cell office:value-type="float" office:value="44.3781" calcext:value-type="float">
            <text:p>44.3781</text:p>
          </table:table-cell>
          <table:table-cell office:value-type="float" office:value="144.3781" calcext:value-type="float">
            <text:p>144.3781</text:p>
          </table:table-cell>
          <table:table-cell table:formula="of:=[.P102]-[.E102]" office:value-type="float" office:value="3.78109999999998" calcext:value-type="float">
            <text:p>3.78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00196881960784" calcext:value-type="float">
            <text:p>0.0019688196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574816" calcext:value-type="float">
            <text:p>0.574816</text:p>
          </table:table-cell>
          <table:table-cell office:value-type="float" office:value="0.00196881960784" calcext:value-type="float">
            <text:p>0.0019688196</text:p>
          </table:table-cell>
          <table:table-cell office:value-type="float" office:value="100" calcext:value-type="float">
            <text:p>100</text:p>
          </table:table-cell>
          <table:table-cell office:value-type="float" office:value="57.4468" calcext:value-type="float">
            <text:p>57.4468</text:p>
          </table:table-cell>
          <table:table-cell office:value-type="float" office:value="157.4468" calcext:value-type="float">
            <text:p>157.4468</text:p>
          </table:table-cell>
          <table:table-cell table:formula="of:=[.P103]-[.E103]" office:value-type="float" office:value="18.3164" calcext:value-type="float">
            <text:p>18.31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00290486666667" calcext:value-type="float">
            <text:p>0.0029048667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526299" calcext:value-type="float">
            <text:p>0.526299</text:p>
          </table:table-cell>
          <table:table-cell office:value-type="float" office:value="0.00290486666667" calcext:value-type="float">
            <text:p>0.0029048667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51.8636" calcext:value-type="float">
            <text:p>51.8636</text:p>
          </table:table-cell>
          <table:table-cell office:value-type="float" office:value="151.3345" calcext:value-type="float">
            <text:p>151.3345</text:p>
          </table:table-cell>
          <table:table-cell table:formula="of:=[.P104]-[.E104]" office:value-type="float" office:value="7.613" calcext:value-type="float">
            <text:p>7.6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0.0107002745098" calcext:value-type="float">
            <text:p>-0.0107002745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507779" calcext:value-type="float">
            <text:p>0.507779</text:p>
          </table:table-cell>
          <table:table-cell office:value-type="float" office:value="-0.0107002745098" calcext:value-type="float">
            <text:p>-0.0107002745</text:p>
          </table:table-cell>
          <table:table-cell office:value-type="float" office:value="100" calcext:value-type="float">
            <text:p>100</text:p>
          </table:table-cell>
          <table:table-cell office:value-type="float" office:value="45.214" calcext:value-type="float">
            <text:p>45.214</text:p>
          </table:table-cell>
          <table:table-cell office:value-type="float" office:value="145.214" calcext:value-type="float">
            <text:p>145.214</text:p>
          </table:table-cell>
          <table:table-cell table:formula="of:=[.P105]-[.E105]" office:value-type="float" office:value="4.04669999999999" calcext:value-type="float">
            <text:p>4.04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0.00602282352941" calcext:value-type="float">
            <text:p>0.0060228235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555595" calcext:value-type="float">
            <text:p>0.555595</text:p>
          </table:table-cell>
          <table:table-cell office:value-type="float" office:value="0.00602282352941" calcext:value-type="float">
            <text:p>0.0060228235</text:p>
          </table:table-cell>
          <table:table-cell office:value-type="float" office:value="100" calcext:value-type="float">
            <text:p>100</text:p>
          </table:table-cell>
          <table:table-cell office:value-type="float" office:value="60.0736" calcext:value-type="float">
            <text:p>60.0736</text:p>
          </table:table-cell>
          <table:table-cell office:value-type="float" office:value="160.0736" calcext:value-type="float">
            <text:p>160.0736</text:p>
          </table:table-cell>
          <table:table-cell table:formula="of:=[.P106]-[.E106]" office:value-type="float" office:value="19.6872" calcext:value-type="float">
            <text:p>19.68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0.0113703137255" calcext:value-type="float">
            <text:p>0.0113703137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538416" calcext:value-type="float">
            <text:p>0.538416</text:p>
          </table:table-cell>
          <table:table-cell office:value-type="float" office:value="0.0113703137255" calcext:value-type="float">
            <text:p>0.0113703137</text:p>
          </table:table-cell>
          <table:table-cell office:value-type="float" office:value="100" calcext:value-type="float">
            <text:p>100</text:p>
          </table:table-cell>
          <table:table-cell office:value-type="float" office:value="50.9494" calcext:value-type="float">
            <text:p>50.9494</text:p>
          </table:table-cell>
          <table:table-cell office:value-type="float" office:value="150.9494" calcext:value-type="float">
            <text:p>150.9494</text:p>
          </table:table-cell>
          <table:table-cell table:formula="of:=[.P107]-[.E107]" office:value-type="float" office:value="22.0464" calcext:value-type="float">
            <text:p>22.04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0.0108707058824" calcext:value-type="float">
            <text:p>0.0108707059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509898" calcext:value-type="float">
            <text:p>0.509898</text:p>
          </table:table-cell>
          <table:table-cell office:value-type="float" office:value="0.0108707058824" calcext:value-type="float">
            <text:p>0.0108707059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3.8106" calcext:value-type="float">
            <text:p>43.8106</text:p>
          </table:table-cell>
          <table:table-cell office:value-type="float" office:value="143.1498" calcext:value-type="float">
            <text:p>143.1498</text:p>
          </table:table-cell>
          <table:table-cell table:formula="of:=[.P108]-[.E108]" office:value-type="float" office:value="22.4187" calcext:value-type="float">
            <text:p>22.41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0.00570741176471" calcext:value-type="float">
            <text:p>0.0057074118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562651" calcext:value-type="float">
            <text:p>0.562651</text:p>
          </table:table-cell>
          <table:table-cell office:value-type="float" office:value="0.00570741176471" calcext:value-type="float">
            <text:p>0.0057074118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8.3377" calcext:value-type="float">
            <text:p>58.3377</text:p>
          </table:table-cell>
          <table:table-cell office:value-type="float" office:value="157.1393" calcext:value-type="float">
            <text:p>157.1393</text:p>
          </table:table-cell>
          <table:table-cell table:formula="of:=[.P109]-[.E109]" office:value-type="float" office:value="41.7532" calcext:value-type="float">
            <text:p>41.753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0.0121791764706" calcext:value-type="float">
            <text:p>0.0121791765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552725" calcext:value-type="float">
            <text:p>0.552725</text:p>
          </table:table-cell>
          <table:table-cell office:value-type="float" office:value="0.0121791764706" calcext:value-type="float">
            <text:p>0.0121791765</text:p>
          </table:table-cell>
          <table:table-cell office:value-type="float" office:value="99.729" calcext:value-type="float">
            <text:p>99.729</text:p>
          </table:table-cell>
          <table:table-cell office:value-type="float" office:value="56.0737" calcext:value-type="float">
            <text:p>56.0737</text:p>
          </table:table-cell>
          <table:table-cell office:value-type="float" office:value="155.8027" calcext:value-type="float">
            <text:p>155.8027</text:p>
          </table:table-cell>
          <table:table-cell table:formula="of:=[.P110]-[.E110]" office:value-type="float" office:value="37.3825" calcext:value-type="float">
            <text:p>37.38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0.0147198431373" calcext:value-type="float">
            <text:p>0.0147198431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538624" calcext:value-type="float">
            <text:p>0.538624</text:p>
          </table:table-cell>
          <table:table-cell office:value-type="float" office:value="0.0147198431373" calcext:value-type="float">
            <text:p>0.0147198431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2.1113" calcext:value-type="float">
            <text:p>52.1113</text:p>
          </table:table-cell>
          <table:table-cell office:value-type="float" office:value="147.7301" calcext:value-type="float">
            <text:p>147.7301</text:p>
          </table:table-cell>
          <table:table-cell table:formula="of:=[.P111]-[.E111]" office:value-type="float" office:value="38.6252" calcext:value-type="float">
            <text:p>38.62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0.0241843921569" calcext:value-type="float">
            <text:p>0.024184392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56796" calcext:value-type="float">
            <text:p>0.56796</text:p>
          </table:table-cell>
          <table:table-cell office:value-type="float" office:value="0.0241843921569" calcext:value-type="float">
            <text:p>0.024184392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P112]-[.E112]" office:value-type="float" office:value="52.4817" calcext:value-type="float">
            <text:p>52.48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0.0209380392157" calcext:value-type="float">
            <text:p>0.0209380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554485" calcext:value-type="float">
            <text:p>0.554485</text:p>
          </table:table-cell>
          <table:table-cell office:value-type="float" office:value="0.0209380392157" calcext:value-type="float">
            <text:p>0.0209380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1.499" calcext:value-type="float">
            <text:p>71.499</text:p>
          </table:table-cell>
          <table:table-cell office:value-type="float" office:value="163.8987" calcext:value-type="float">
            <text:p>163.8987</text:p>
          </table:table-cell>
          <table:table-cell table:formula="of:=[.P113]-[.E113]" office:value-type="float" office:value="49.4984" calcext:value-type="float">
            <text:p>49.49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0.0296147843137" calcext:value-type="float">
            <text:p>0.0296147843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570759" calcext:value-type="float">
            <text:p>0.570759</text:p>
          </table:table-cell>
          <table:table-cell office:value-type="float" office:value="0.0296147843137" calcext:value-type="float">
            <text:p>0.0296147843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8.1693" calcext:value-type="float">
            <text:p>78.1693</text:p>
          </table:table-cell>
          <table:table-cell office:value-type="float" office:value="172.5418" calcext:value-type="float">
            <text:p>172.5418</text:p>
          </table:table-cell>
          <table:table-cell table:formula="of:=[.P114]-[.E114]" office:value-type="float" office:value="55.4241" calcext:value-type="float">
            <text:p>55.424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0.0299661176471" calcext:value-type="float">
            <text:p>0.029966117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581396" calcext:value-type="float">
            <text:p>0.581396</text:p>
          </table:table-cell>
          <table:table-cell office:value-type="float" office:value="0.0299661176471" calcext:value-type="float">
            <text:p>0.029966117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9.4825" calcext:value-type="float">
            <text:p>79.4825</text:p>
          </table:table-cell>
          <table:table-cell office:value-type="float" office:value="171.9345" calcext:value-type="float">
            <text:p>171.9345</text:p>
          </table:table-cell>
          <table:table-cell table:formula="of:=[.P115]-[.E115]" office:value-type="float" office:value="55.8309" calcext:value-type="float">
            <text:p>55.83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0.0172305882353" calcext:value-type="float">
            <text:p>0.0172305882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483404" calcext:value-type="float">
            <text:p>0.483404</text:p>
          </table:table-cell>
          <table:table-cell office:value-type="float" office:value="0.0172305882353" calcext:value-type="float">
            <text:p>0.0172305882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8.9794" calcext:value-type="float">
            <text:p>68.9794</text:p>
          </table:table-cell>
          <table:table-cell office:value-type="float" office:value="161.0952" calcext:value-type="float">
            <text:p>161.0952</text:p>
          </table:table-cell>
          <table:table-cell table:formula="of:=[.P116]-[.E116]" office:value-type="float" office:value="43.0616" calcext:value-type="float">
            <text:p>43.061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0.00675717647059" calcext:value-type="float">
            <text:p>0.0067571765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54986" calcext:value-type="float">
            <text:p>0.54986</text:p>
          </table:table-cell>
          <table:table-cell office:value-type="float" office:value="0.00675717647059" calcext:value-type="float">
            <text:p>0.0067571765</text:p>
          </table:table-cell>
          <table:table-cell office:value-type="float" office:value="100" calcext:value-type="float">
            <text:p>100</text:p>
          </table:table-cell>
          <table:table-cell office:value-type="float" office:value="47.9503" calcext:value-type="float">
            <text:p>47.9503</text:p>
          </table:table-cell>
          <table:table-cell office:value-type="float" office:value="147.9503" calcext:value-type="float">
            <text:p>147.9503</text:p>
          </table:table-cell>
          <table:table-cell table:formula="of:=[.P121]-[.E121]" office:value-type="float" office:value="33.5404" calcext:value-type="float">
            <text:p>33.540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0.0163398823529" calcext:value-type="float">
            <text:p>0.0163398824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650534" calcext:value-type="float">
            <text:p>0.650534</text:p>
          </table:table-cell>
          <table:table-cell office:value-type="float" office:value="0.0163398823529" calcext:value-type="float">
            <text:p>0.0163398824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P122]-[.E122]" office:value-type="float" office:value="38.4205" calcext:value-type="float">
            <text:p>38.42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0.0103603529412" calcext:value-type="float">
            <text:p>0.010360352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599437" calcext:value-type="float">
            <text:p>0.599437</text:p>
          </table:table-cell>
          <table:table-cell office:value-type="float" office:value="0.0103603529412" calcext:value-type="float">
            <text:p>0.0103603529</text:p>
          </table:table-cell>
          <table:table-cell office:value-type="float" office:value="100" calcext:value-type="float">
            <text:p>100</text:p>
          </table:table-cell>
          <table:table-cell office:value-type="float" office:value="53.1729" calcext:value-type="float">
            <text:p>53.1729</text:p>
          </table:table-cell>
          <table:table-cell office:value-type="float" office:value="153.1729" calcext:value-type="float">
            <text:p>153.1729</text:p>
          </table:table-cell>
          <table:table-cell table:formula="of:=[.P123]-[.E123]" office:value-type="float" office:value="24.6171" calcext:value-type="float">
            <text:p>24.617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0.00667352941176" calcext:value-type="float">
            <text:p>-0.0066735294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629705" calcext:value-type="float">
            <text:p>0.629705</text:p>
          </table:table-cell>
          <table:table-cell office:value-type="float" office:value="-0.00667352941176" calcext:value-type="float">
            <text:p>-0.0066735294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2615" calcext:value-type="float">
            <text:p>48.2615</text:p>
          </table:table-cell>
          <table:table-cell office:value-type="float" office:value="146.5071" calcext:value-type="float">
            <text:p>146.5071</text:p>
          </table:table-cell>
          <table:table-cell table:formula="of:=[.P124]-[.E124]" office:value-type="float" office:value="23.7831" calcext:value-type="float">
            <text:p>23.783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0.00643250980392" calcext:value-type="float">
            <text:p>-0.0064325098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673169" calcext:value-type="float">
            <text:p>0.673169</text:p>
          </table:table-cell>
          <table:table-cell office:value-type="float" office:value="-0.00643250980392" calcext:value-type="float">
            <text:p>-0.0064325098</text:p>
          </table:table-cell>
          <table:table-cell office:value-type="float" office:value="100" calcext:value-type="float">
            <text:p>100</text:p>
          </table:table-cell>
          <table:table-cell office:value-type="float" office:value="47.6471" calcext:value-type="float">
            <text:p>47.6471</text:p>
          </table:table-cell>
          <table:table-cell office:value-type="float" office:value="147.6471" calcext:value-type="float">
            <text:p>147.6471</text:p>
          </table:table-cell>
          <table:table-cell table:formula="of:=[.P125]-[.E125]" office:value-type="float" office:value="37.451" calcext:value-type="float">
            <text:p>37.45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0.00600647058824" calcext:value-type="float">
            <text:p>0.0060064706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599954" calcext:value-type="float">
            <text:p>0.599954</text:p>
          </table:table-cell>
          <table:table-cell office:value-type="float" office:value="0.00600647058824" calcext:value-type="float">
            <text:p>0.0060064706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6.1404" calcext:value-type="float">
            <text:p>56.1404</text:p>
          </table:table-cell>
          <table:table-cell office:value-type="float" office:value="151.71" calcext:value-type="float">
            <text:p>151.71</text:p>
          </table:table-cell>
          <table:table-cell table:formula="of:=[.P126]-[.E126]" office:value-type="float" office:value="43.4607" calcext:value-type="float">
            <text:p>43.460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000404415686275" calcext:value-type="float">
            <text:p>0.0004044157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657455" calcext:value-type="float">
            <text:p>0.657455</text:p>
          </table:table-cell>
          <table:table-cell office:value-type="float" office:value="0.000404415686275" calcext:value-type="float">
            <text:p>0.0004044157</text:p>
          </table:table-cell>
          <table:table-cell office:value-type="float" office:value="98.75" calcext:value-type="float">
            <text:p>98.75</text:p>
          </table:table-cell>
          <table:table-cell office:value-type="float" office:value="59.4756" calcext:value-type="float">
            <text:p>59.4756</text:p>
          </table:table-cell>
          <table:table-cell office:value-type="float" office:value="158.2256" calcext:value-type="float">
            <text:p>158.2256</text:p>
          </table:table-cell>
          <table:table-cell table:formula="of:=[.P127]-[.E127]" office:value-type="float" office:value="41.8356" calcext:value-type="float">
            <text:p>41.83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0030637254902" calcext:value-type="float">
            <text:p>0.00030637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648086" calcext:value-type="float">
            <text:p>0.648086</text:p>
          </table:table-cell>
          <table:table-cell office:value-type="float" office:value="0.00030637254902" calcext:value-type="float">
            <text:p>0.00030637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2.1901" calcext:value-type="float">
            <text:p>62.1901</text:p>
          </table:table-cell>
          <table:table-cell office:value-type="float" office:value="160.1068" calcext:value-type="float">
            <text:p>160.1068</text:p>
          </table:table-cell>
          <table:table-cell table:formula="of:=[.P128]-[.E128]" office:value-type="float" office:value="43.5951" calcext:value-type="float">
            <text:p>43.59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0.0132510980392" calcext:value-type="float">
            <text:p>-0.013251098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661289" calcext:value-type="float">
            <text:p>0.661289</text:p>
          </table:table-cell>
          <table:table-cell office:value-type="float" office:value="-0.0132510980392" calcext:value-type="float">
            <text:p>-0.013251098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4.539" calcext:value-type="float">
            <text:p>64.539</text:p>
          </table:table-cell>
          <table:table-cell office:value-type="float" office:value="162.9261" calcext:value-type="float">
            <text:p>162.9261</text:p>
          </table:table-cell>
          <table:table-cell table:formula="of:=[.P129]-[.E129]" office:value-type="float" office:value="48.5816" calcext:value-type="float">
            <text:p>48.58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00264369803922" calcext:value-type="float">
            <text:p>-0.002643698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712603" calcext:value-type="float">
            <text:p>0.712603</text:p>
          </table:table-cell>
          <table:table-cell office:value-type="float" office:value="-0.00264369803922" calcext:value-type="float">
            <text:p>-0.002643698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0.0917" calcext:value-type="float">
            <text:p>60.0917</text:p>
          </table:table-cell>
          <table:table-cell office:value-type="float" office:value="159.564" calcext:value-type="float">
            <text:p>159.564</text:p>
          </table:table-cell>
          <table:table-cell table:formula="of:=[.P130]-[.E130]" office:value-type="float" office:value="53.8226" calcext:value-type="float">
            <text:p>53.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0.01301735345718" calcext:value-type="float">
            <text:p>0.0130173535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formula="of:=AVERAGE([.L78:.L130])" office:value-type="float" office:value="0.543648763157895" calcext:value-type="float">
            <text:p>0.5436487632</text:p>
          </table:table-cell>
          <table:table-cell table:formula="of:=AVERAGE([.M78:.M130])" office:value-type="float" office:value="0.01301735345718" calcext:value-type="float">
            <text:p>0.0130173535</text:p>
          </table:table-cell>
          <table:table-cell table:formula="of:=AVERAGE([.N78:.N130])" office:value-type="float" office:value="96.2560710526316" calcext:value-type="float">
            <text:p>96.2560710526</text:p>
          </table:table-cell>
          <table:table-cell table:formula="of:=AVERAGE([.O78:.O130])" office:value-type="float" office:value="56.0323552631579" calcext:value-type="float">
            <text:p>56.0323552632</text:p>
          </table:table-cell>
          <table:table-cell table:formula="of:=AVERAGE([.P78:.P130])" office:value-type="float" office:value="152.288426315789" calcext:value-type="float">
            <text:p>152.2884263158</text:p>
          </table:table-cell>
          <table:table-cell table:formula="of:=AVERAGE([.Q78:.Q130])" office:value-type="float" office:value="27.479347368421" calcext:value-type="float">
            <text:p>27.4793473684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0.00522760784314" calcext:value-type="float">
            <text:p>0.0052276078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467239" calcext:value-type="float">
            <text:p>0.467239</text:p>
          </table:table-cell>
          <table:table-cell office:value-type="float" office:value="0.00522760784314" calcext:value-type="float">
            <text:p>0.0052276078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P134]-[.E134]" office:value-type="float" office:value="10.4892" calcext:value-type="float">
            <text:p>10.48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0.0116616078431" calcext:value-type="float">
            <text:p>0.0116616078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430326" calcext:value-type="float">
            <text:p>0.430326</text:p>
          </table:table-cell>
          <table:table-cell office:value-type="float" office:value="0.0116616078431" calcext:value-type="float">
            <text:p>0.0116616078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4859" calcext:value-type="float">
            <text:p>78.4859</text:p>
          </table:table-cell>
          <table:table-cell office:value-type="float" office:value="177.9942" calcext:value-type="float">
            <text:p>177.9942</text:p>
          </table:table-cell>
          <table:table-cell table:formula="of:=[.P135]-[.E135]" office:value-type="float" office:value="9.0377" calcext:value-type="float">
            <text:p>9.03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00102930588235" calcext:value-type="float">
            <text:p>0.0010293059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554724" calcext:value-type="float">
            <text:p>0.554724</text:p>
          </table:table-cell>
          <table:table-cell office:value-type="float" office:value="0.00102930588235" calcext:value-type="float">
            <text:p>0.0010293059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3048" calcext:value-type="float">
            <text:p>72.3048</text:p>
          </table:table-cell>
          <table:table-cell office:value-type="float" office:value="169.7747" calcext:value-type="float">
            <text:p>169.7747</text:p>
          </table:table-cell>
          <table:table-cell table:formula="of:=[.P136]-[.E136]" office:value-type="float" office:value="16.7215" calcext:value-type="float">
            <text:p>16.72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0.0450556862745" calcext:value-type="float">
            <text:p>-0.0450556863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34513" calcext:value-type="float">
            <text:p>0.34513</text:p>
          </table:table-cell>
          <table:table-cell office:value-type="float" office:value="-0.0450556862745" calcext:value-type="float">
            <text:p>-0.0450556863</text:p>
          </table:table-cell>
          <table:table-cell office:value-type="float" office:value="84.8076" calcext:value-type="float">
            <text:p>84.8076</text:p>
          </table:table-cell>
          <table:table-cell office:value-type="float" office:value="65.5405" calcext:value-type="float">
            <text:p>65.5405</text:p>
          </table:table-cell>
          <table:table-cell office:value-type="float" office:value="150.3481" calcext:value-type="float">
            <text:p>150.3481</text:p>
          </table:table-cell>
          <table:table-cell table:formula="of:=[.P137]-[.E137]" office:value-type="float" office:value="-0.437600000000003" calcext:value-type="float">
            <text:p>-0.43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00171794509804" calcext:value-type="float">
            <text:p>-0.0017179451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548756" calcext:value-type="float">
            <text:p>0.548756</text:p>
          </table:table-cell>
          <table:table-cell office:value-type="float" office:value="-0.00171794509804" calcext:value-type="float">
            <text:p>-0.0017179451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9104" calcext:value-type="float">
            <text:p>82.9104</text:p>
          </table:table-cell>
          <table:table-cell office:value-type="float" office:value="182.2441" calcext:value-type="float">
            <text:p>182.2441</text:p>
          </table:table-cell>
          <table:table-cell table:formula="of:=[.P138]-[.E138]" office:value-type="float" office:value="6.762" calcext:value-type="float">
            <text:p>6.7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0.00852694117647" calcext:value-type="float">
            <text:p>-0.0085269412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419286" calcext:value-type="float">
            <text:p>0.419286</text:p>
          </table:table-cell>
          <table:table-cell office:value-type="float" office:value="-0.00852694117647" calcext:value-type="float">
            <text:p>-0.0085269412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P139]-[.E139]" office:value-type="float" office:value="0.589500000000015" calcext:value-type="float">
            <text:p>0.58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0.0174088235294" calcext:value-type="float">
            <text:p>0.017408823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41633" calcext:value-type="float">
            <text:p>0.41633</text:p>
          </table:table-cell>
          <table:table-cell office:value-type="float" office:value="0.0174088235294" calcext:value-type="float">
            <text:p>0.017408823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P140]-[.E140]" office:value-type="float" office:value="2.91969999999998" calcext:value-type="float">
            <text:p>2.91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0.0116082745098" calcext:value-type="float">
            <text:p>-0.0116082745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425112" calcext:value-type="float">
            <text:p>0.425112</text:p>
          </table:table-cell>
          <table:table-cell office:value-type="float" office:value="-0.0116082745098" calcext:value-type="float">
            <text:p>-0.0116082745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7914" calcext:value-type="float">
            <text:p>64.7914</text:p>
          </table:table-cell>
          <table:table-cell office:value-type="float" office:value="164.0906" calcext:value-type="float">
            <text:p>164.0906</text:p>
          </table:table-cell>
          <table:table-cell table:formula="of:=[.P141]-[.E141]" office:value-type="float" office:value="5.44370000000001" calcext:value-type="float">
            <text:p>5.44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0.00457756862745" calcext:value-type="float">
            <text:p>0.0045775686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51516" calcext:value-type="float">
            <text:p>0.51516</text:p>
          </table:table-cell>
          <table:table-cell office:value-type="float" office:value="0.00457756862745" calcext:value-type="float">
            <text:p>0.0045775686</text:p>
          </table:table-cell>
          <table:table-cell office:value-type="float" office:value="99.2466" calcext:value-type="float">
            <text:p>99.2466</text:p>
          </table:table-cell>
          <table:table-cell office:value-type="float" office:value="85.3462" calcext:value-type="float">
            <text:p>85.3462</text:p>
          </table:table-cell>
          <table:table-cell office:value-type="float" office:value="184.5928" calcext:value-type="float">
            <text:p>184.5928</text:p>
          </table:table-cell>
          <table:table-cell table:formula="of:=[.P142]-[.E142]" office:value-type="float" office:value="4.53530000000001" calcext:value-type="float">
            <text:p>4.53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0.0206447843137" calcext:value-type="float">
            <text:p>0.0206447843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481103" calcext:value-type="float">
            <text:p>0.481103</text:p>
          </table:table-cell>
          <table:table-cell office:value-type="float" office:value="0.0206447843137" calcext:value-type="float">
            <text:p>0.0206447843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4799" calcext:value-type="float">
            <text:p>77.4799</text:p>
          </table:table-cell>
          <table:table-cell office:value-type="float" office:value="140.9414" calcext:value-type="float">
            <text:p>140.9414</text:p>
          </table:table-cell>
          <table:table-cell table:formula="of:=[.P143]-[.E143]" office:value-type="float" office:value="3.7534" calcext:value-type="float">
            <text:p>3.753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0.00832364705882" calcext:value-type="float">
            <text:p>0.0083236471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465273" calcext:value-type="float">
            <text:p>0.465273</text:p>
          </table:table-cell>
          <table:table-cell office:value-type="float" office:value="0.00832364705882" calcext:value-type="float">
            <text:p>0.0083236471</text:p>
          </table:table-cell>
          <table:table-cell office:value-type="float" office:value="98.972" calcext:value-type="float">
            <text:p>98.972</text:p>
          </table:table-cell>
          <table:table-cell office:value-type="float" office:value="59.6253" calcext:value-type="float">
            <text:p>59.6253</text:p>
          </table:table-cell>
          <table:table-cell office:value-type="float" office:value="158.5973" calcext:value-type="float">
            <text:p>158.5973</text:p>
          </table:table-cell>
          <table:table-cell table:formula="of:=[.P144]-[.E144]" office:value-type="float" office:value="10.4747" calcext:value-type="float">
            <text:p>10.47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000501941176471" calcext:value-type="float">
            <text:p>-0.0005019412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453317" calcext:value-type="float">
            <text:p>0.453317</text:p>
          </table:table-cell>
          <table:table-cell office:value-type="float" office:value="-0.000501941176471" calcext:value-type="float">
            <text:p>-0.0005019412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6388" calcext:value-type="float">
            <text:p>88.6388</text:p>
          </table:table-cell>
          <table:table-cell office:value-type="float" office:value="187.0731" calcext:value-type="float">
            <text:p>187.0731</text:p>
          </table:table-cell>
          <table:table-cell table:formula="of:=[.P145]-[.E145]" office:value-type="float" office:value="4.66900000000001" calcext:value-type="float">
            <text:p>4.66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0.0147943921569" calcext:value-type="float">
            <text:p>-0.0147943922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579333" calcext:value-type="float">
            <text:p>0.579333</text:p>
          </table:table-cell>
          <table:table-cell office:value-type="float" office:value="-0.0147943921569" calcext:value-type="float">
            <text:p>-0.0147943922</text:p>
          </table:table-cell>
          <table:table-cell office:value-type="float" office:value="98.8327" calcext:value-type="float">
            <text:p>98.8327</text:p>
          </table:table-cell>
          <table:table-cell office:value-type="float" office:value="88.1709" calcext:value-type="float">
            <text:p>88.1709</text:p>
          </table:table-cell>
          <table:table-cell office:value-type="float" office:value="187.0036" calcext:value-type="float">
            <text:p>187.0036</text:p>
          </table:table-cell>
          <table:table-cell table:formula="of:=[.P146]-[.E146]" office:value-type="float" office:value="4.13480000000001" calcext:value-type="float">
            <text:p>4.1348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00102552579186315" calcext:value-type="float">
            <text:p>-0.0010255258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formula="of:=AVERAGE([.L134:.L146])" office:value-type="float" office:value="0.469314538461538" calcext:value-type="float">
            <text:p>0.4693145385</text:p>
          </table:table-cell>
          <table:table-cell table:formula="of:=AVERAGE([.M134:.M146])" office:value-type="float" office:value="-0.00102552579186315" calcext:value-type="float">
            <text:p>-0.0010255258</text:p>
          </table:table-cell>
          <table:table-cell table:formula="of:=AVERAGE([.N134:.N146])" office:value-type="float" office:value="93.207" calcext:value-type="float">
            <text:p>93.207</text:p>
          </table:table-cell>
          <table:table-cell table:formula="of:=AVERAGE([.O134:.O146])" office:value-type="float" office:value="77.1217461538461" calcext:value-type="float">
            <text:p>77.1217461538</text:p>
          </table:table-cell>
          <table:table-cell table:formula="of:=AVERAGE([.P134:.P146])" office:value-type="float" office:value="170.328746153846" calcext:value-type="float">
            <text:p>170.3287461538</text:p>
          </table:table-cell>
          <table:table-cell table:formula="of:=AVERAGE([.Q134:.Q146])" office:value-type="float" office:value="6.08406923076923" calcext:value-type="float">
            <text:p>6.0840692308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P coneR1</text:p>
          </table:table-cell>
          <table:table-cell table:style-name="ce1" office:value-type="string" calcext:value-type="string">
            <text:p>% RG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00147389411765" calcext:value-type="float">
            <text:p>-0.0001473894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774397" calcext:value-type="float">
            <text:p>0.774397</text:p>
          </table:table-cell>
          <table:table-cell office:value-type="float" office:value="-0.000147389411765" calcext:value-type="float">
            <text:p>-0.0001473894</text:p>
          </table:table-cell>
          <table:table-cell office:value-type="float" office:value="95.4898" calcext:value-type="float">
            <text:p>95.4898</text:p>
          </table:table-cell>
          <table:table-cell office:value-type="float" office:value="66.5698" calcext:value-type="float">
            <text:p>66.5698</text:p>
          </table:table-cell>
          <table:table-cell office:value-type="float" office:value="162.0596" calcext:value-type="float">
            <text:p>162.0596</text:p>
          </table:table-cell>
          <table:table-cell table:formula="of:=[.P150]-[.E150]" office:value-type="float" office:value="19.0968" calcext:value-type="float">
            <text:p>19.09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000859035294118" calcext:value-type="float">
            <text:p>0.0008590353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74896" calcext:value-type="float">
            <text:p>0.74896</text:p>
          </table:table-cell>
          <table:table-cell office:value-type="float" office:value="0.000859035294118" calcext:value-type="float">
            <text:p>0.0008590353</text:p>
          </table:table-cell>
          <table:table-cell office:value-type="float" office:value="97.4881" calcext:value-type="float">
            <text:p>97.4881</text:p>
          </table:table-cell>
          <table:table-cell office:value-type="float" office:value="66.2992" calcext:value-type="float">
            <text:p>66.2992</text:p>
          </table:table-cell>
          <table:table-cell office:value-type="float" office:value="163.7873" calcext:value-type="float">
            <text:p>163.7873</text:p>
          </table:table-cell>
          <table:table-cell table:formula="of:=[.P151]-[.E151]" office:value-type="float" office:value="26.7578" calcext:value-type="float">
            <text:p>26.75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00379225882353" calcext:value-type="float">
            <text:p>-3.79E-005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580905" calcext:value-type="float">
            <text:p>0.580905</text:p>
          </table:table-cell>
          <table:table-cell table:style-name="ce3" office:value-type="float" office:value="-0.0000379225882353" calcext:value-type="float">
            <text:p>-3.79E-005</text:p>
          </table:table-cell>
          <table:table-cell office:value-type="float" office:value="95.4762" calcext:value-type="float">
            <text:p>95.4762</text:p>
          </table:table-cell>
          <table:table-cell office:value-type="float" office:value="93.5932" calcext:value-type="float">
            <text:p>93.5932</text:p>
          </table:table-cell>
          <table:table-cell office:value-type="float" office:value="189.0694" calcext:value-type="float">
            <text:p>189.0694</text:p>
          </table:table-cell>
          <table:table-cell table:formula="of:=[.P152]-[.E152]"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00134170980392" calcext:value-type="float">
            <text:p>0.0013417098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551236" calcext:value-type="float">
            <text:p>0.551236</text:p>
          </table:table-cell>
          <table:table-cell office:value-type="float" office:value="0.00134170980392" calcext:value-type="float">
            <text:p>0.0013417098</text:p>
          </table:table-cell>
          <table:table-cell office:value-type="float" office:value="93.1349" calcext:value-type="float">
            <text:p>93.1349</text:p>
          </table:table-cell>
          <table:table-cell office:value-type="float" office:value="89.8506" calcext:value-type="float">
            <text:p>89.8506</text:p>
          </table:table-cell>
          <table:table-cell office:value-type="float" office:value="182.9855" calcext:value-type="float">
            <text:p>182.9855</text:p>
          </table:table-cell>
          <table:table-cell table:formula="of:=[.P153]-[.E153]" office:value-type="float" office:value="9.13759999999999" calcext:value-type="float">
            <text:p>9.13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0.00896545098039" calcext:value-type="float">
            <text:p>0.008965451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668643" calcext:value-type="float">
            <text:p>0.668643</text:p>
          </table:table-cell>
          <table:table-cell office:value-type="float" office:value="0.00896545098039" calcext:value-type="float">
            <text:p>0.008965451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6199" calcext:value-type="float">
            <text:p>76.6199</text:p>
          </table:table-cell>
          <table:table-cell office:value-type="float" office:value="164.5932" calcext:value-type="float">
            <text:p>164.5932</text:p>
          </table:table-cell>
          <table:table-cell table:formula="of:=[.P154]-[.E154]" office:value-type="float" office:value="9.88810000000001" calcext:value-type="float">
            <text:p>9.88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00350761568627" calcext:value-type="float">
            <text:p>0.0003507616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786423" calcext:value-type="float">
            <text:p>0.786423</text:p>
          </table:table-cell>
          <table:table-cell office:value-type="float" office:value="0.000350761568627" calcext:value-type="float">
            <text:p>0.0003507616</text:p>
          </table:table-cell>
          <table:table-cell office:value-type="float" office:value="93.39" calcext:value-type="float">
            <text:p>93.39</text:p>
          </table:table-cell>
          <table:table-cell office:value-type="float" office:value="82.7947" calcext:value-type="float">
            <text:p>82.7947</text:p>
          </table:table-cell>
          <table:table-cell office:value-type="float" office:value="176.1847" calcext:value-type="float">
            <text:p>176.1847</text:p>
          </table:table-cell>
          <table:table-cell table:formula="of:=[.P155]-[.E155]" office:value-type="float" office:value="19.0583" calcext:value-type="float">
            <text:p>19.05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00357078039216" calcext:value-type="float">
            <text:p>0.000357078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641959" calcext:value-type="float">
            <text:p>0.641959</text:p>
          </table:table-cell>
          <table:table-cell office:value-type="float" office:value="0.000357078039216" calcext:value-type="float">
            <text:p>0.000357078</text:p>
          </table:table-cell>
          <table:table-cell office:value-type="float" office:value="94.0606" calcext:value-type="float">
            <text:p>94.0606</text:p>
          </table:table-cell>
          <table:table-cell office:value-type="float" office:value="90.5775" calcext:value-type="float">
            <text:p>90.5775</text:p>
          </table:table-cell>
          <table:table-cell office:value-type="float" office:value="184.6381" calcext:value-type="float">
            <text:p>184.6381</text:p>
          </table:table-cell>
          <table:table-cell table:formula="of:=[.P156]-[.E156]" office:value-type="float" office:value="10.1103" calcext:value-type="float">
            <text:p>10.11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0014304" calcext:value-type="float">
            <text:p>-0.0014304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568916" calcext:value-type="float">
            <text:p>0.568916</text:p>
          </table:table-cell>
          <table:table-cell office:value-type="float" office:value="-0.0014304" calcext:value-type="float">
            <text:p>-0.0014304</text:p>
          </table:table-cell>
          <table:table-cell office:value-type="float" office:value="97.0369" calcext:value-type="float">
            <text:p>97.0369</text:p>
          </table:table-cell>
          <table:table-cell office:value-type="float" office:value="92.271" calcext:value-type="float">
            <text:p>92.271</text:p>
          </table:table-cell>
          <table:table-cell office:value-type="float" office:value="189.3079" calcext:value-type="float">
            <text:p>189.3079</text:p>
          </table:table-cell>
          <table:table-cell table:formula="of:=[.P157]-[.E157]" office:value-type="float" office:value="14.372" calcext:value-type="float">
            <text:p>14.3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00302996078431" calcext:value-type="float">
            <text:p>0.0030299608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574673" calcext:value-type="float">
            <text:p>0.574673</text:p>
          </table:table-cell>
          <table:table-cell office:value-type="float" office:value="0.00302996078431" calcext:value-type="float">
            <text:p>0.0030299608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P158]-[.E158]" office:value-type="float" office:value="10.3392" calcext:value-type="float">
            <text:p>10.33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0.0073351372549" calcext:value-type="float">
            <text:p>0.0073351373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279724" calcext:value-type="float">
            <text:p>0.279724</text:p>
          </table:table-cell>
          <table:table-cell office:value-type="float" office:value="0.0073351372549" calcext:value-type="float">
            <text:p>0.0073351373</text:p>
          </table:table-cell>
          <table:table-cell office:value-type="float" office:value="84.2907" calcext:value-type="float">
            <text:p>84.2907</text:p>
          </table:table-cell>
          <table:table-cell office:value-type="float" office:value="80.1396" calcext:value-type="float">
            <text:p>80.1396</text:p>
          </table:table-cell>
          <table:table-cell office:value-type="float" office:value="164.4303" calcext:value-type="float">
            <text:p>164.4303</text:p>
          </table:table-cell>
          <table:table-cell table:formula="of:=[.P159]-[.E159]" office:value-type="float" office:value="2.4725" calcext:value-type="float">
            <text:p>2.47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00374055686275" calcext:value-type="float">
            <text:p>-0.0037405569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611526" calcext:value-type="float">
            <text:p>0.611526</text:p>
          </table:table-cell>
          <table:table-cell office:value-type="float" office:value="-0.00374055686275" calcext:value-type="float">
            <text:p>-0.0037405569</text:p>
          </table:table-cell>
          <table:table-cell office:value-type="float" office:value="96.9132" calcext:value-type="float">
            <text:p>96.9132</text:p>
          </table:table-cell>
          <table:table-cell office:value-type="float" office:value="86.8238" calcext:value-type="float">
            <text:p>86.8238</text:p>
          </table:table-cell>
          <table:table-cell office:value-type="float" office:value="183.737" calcext:value-type="float">
            <text:p>183.737</text:p>
          </table:table-cell>
          <table:table-cell table:formula="of:=[.P160]-[.E160]" office:value-type="float" office:value="9.85599999999999" calcext:value-type="float">
            <text:p>9.85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000551156862745" calcext:value-type="float">
            <text:p>-0.0005511569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679352" calcext:value-type="float">
            <text:p>0.679352</text:p>
          </table:table-cell>
          <table:table-cell office:value-type="float" office:value="-0.000551156862745" calcext:value-type="float">
            <text:p>-0.0005511569</text:p>
          </table:table-cell>
          <table:table-cell office:value-type="float" office:value="95.9168" calcext:value-type="float">
            <text:p>95.9168</text:p>
          </table:table-cell>
          <table:table-cell office:value-type="float" office:value="74.6803" calcext:value-type="float">
            <text:p>74.6803</text:p>
          </table:table-cell>
          <table:table-cell office:value-type="float" office:value="170.5971" calcext:value-type="float">
            <text:p>170.5971</text:p>
          </table:table-cell>
          <table:table-cell table:formula="of:=[.P161]-[.E161]" office:value-type="float" office:value="12.9562" calcext:value-type="float">
            <text:p>12.956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00102405098039" calcext:value-type="float">
            <text:p>-0.001024051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534731" calcext:value-type="float">
            <text:p>0.534731</text:p>
          </table:table-cell>
          <table:table-cell office:value-type="float" office:value="-0.00102405098039" calcext:value-type="float">
            <text:p>-0.001024051</text:p>
          </table:table-cell>
          <table:table-cell office:value-type="float" office:value="94.8254" calcext:value-type="float">
            <text:p>94.8254</text:p>
          </table:table-cell>
          <table:table-cell office:value-type="float" office:value="72.7568" calcext:value-type="float">
            <text:p>72.7568</text:p>
          </table:table-cell>
          <table:table-cell office:value-type="float" office:value="167.5822" calcext:value-type="float">
            <text:p>167.5822</text:p>
          </table:table-cell>
          <table:table-cell table:formula="of:=[.P162]-[.E162]" office:value-type="float" office:value="8.8373" calcext:value-type="float">
            <text:p>8.837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0.00412949019608" calcext:value-type="float">
            <text:p>0.00412949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50076" calcext:value-type="float">
            <text:p>0.350076</text:p>
          </table:table-cell>
          <table:table-cell office:value-type="float" office:value="0.00412949019608" calcext:value-type="float">
            <text:p>0.00412949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P163]-[.E163]" office:value-type="float" office:value="1.30369999999999" calcext:value-type="float">
            <text:p>1.3037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00138836765826255" calcext:value-type="float">
            <text:p>0.0013883677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formula="of:=AVERAGE([.L150:.L163])" office:value-type="float" office:value="0.596537214285714" calcext:value-type="float">
            <text:p>0.5965372143</text:p>
          </table:table-cell>
          <table:table-cell table:formula="of:=AVERAGE([.M150:.M163])" office:value-type="float" office:value="0.00138836765826255" calcext:value-type="float">
            <text:p>0.0013883677</text:p>
          </table:table-cell>
          <table:table-cell table:formula="of:=AVERAGE([.N150:.N163])" office:value-type="float" office:value="92.6064857142857" calcext:value-type="float">
            <text:p>92.6064857143</text:p>
          </table:table-cell>
          <table:table-cell table:formula="of:=AVERAGE([.O150:.O163])" office:value-type="float" office:value="82.4446285714286" calcext:value-type="float">
            <text:p>82.4446285714</text:p>
          </table:table-cell>
          <table:table-cell table:formula="of:=AVERAGE([.P150:.P163])" office:value-type="float" office:value="175.051114285714" calcext:value-type="float">
            <text:p>175.0511142857</text:p>
          </table:table-cell>
          <table:table-cell table:formula="of:=AVERAGE([.Q150:.Q163])" office:value-type="float" office:value="11.7518428571429" calcext:value-type="float">
            <text:p>11.751842857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HSV Corr</text:p>
          </table:table-cell>
          <table:table-cell table:style-name="ce1" office:value-type="string" calcext:value-type="string">
            <text:p>HSP Corr</text:p>
          </table:table-cell>
          <table:table-cell table:style-name="ce1" office:value-type="string" calcext:value-type="string">
            <text:p>rgShift</text:p>
          </table:table-cell>
          <table:table-cell table:style-name="ce1" office:value-type="string" calcext:value-type="string">
            <text:p>corrDiff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98554065862242" calcext:value-type="float">
            <text:p>0.1985540659</text:p>
          </table:table-cell>
          <table:table-cell office:value-type="float" office:value="0.226770353442628" calcext:value-type="float">
            <text:p>0.2267703534</text:p>
          </table:table-cell>
          <table:table-cell office:value-type="float" office:value="0.058923620914975" calcext:value-type="float">
            <text:p>0.0589236209</text:p>
          </table:table-cell>
          <table:table-cell table:formula="of:=[.C2]-[.B2]" office:value-type="float" office:value="0.028216287580386" calcext:value-type="float">
            <text:p>0.028216287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670581607654752" calcext:value-type="float">
            <text:p>0.67058160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0.0296691187165865" calcext:value-type="float">
            <text:p>0.0296691187</text:p>
          </table:table-cell>
          <table:table-cell table:formula="of:=[.C3]-[.B3]" office:value-type="float" office:value="0.035185149429473" calcext:value-type="float">
            <text:p>0.0351851494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683685054011167" calcext:value-type="float">
            <text:p>0.68368505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0.026249485294125" calcext:value-type="float">
            <text:p>0.0262494853</text:p>
          </table:table-cell>
          <table:table-cell table:formula="of:=[.C4]-[.B4]" office:value-type="float" office:value="-0.206516028592985" calcext:value-type="float">
            <text:p>-0.206516028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74241178241815" calcext:value-type="float">
            <text:p>0.7424117824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0.0100486537815129" calcext:value-type="float">
            <text:p>0.0100486538</text:p>
          </table:table-cell>
          <table:table-cell table:formula="of:=[.C5]-[.B5]" office:value-type="float" office:value="0.071719048749267" calcext:value-type="float">
            <text:p>0.0717190487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47758700300136" calcext:value-type="float">
            <text:p>0.5477587003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0.00641891326203196" calcext:value-type="float">
            <text:p>0.0064189133</text:p>
          </table:table-cell>
          <table:table-cell table:formula="of:=[.C6]-[.B6]" office:value-type="float" office:value="-0.0193041664922771" calcext:value-type="float">
            <text:p>-0.0193041665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35996915969952" calcext:value-type="float">
            <text:p>0.3599691597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0.01301735345718" calcext:value-type="float">
            <text:p>0.0130173535</text:p>
          </table:table-cell>
          <table:table-cell table:formula="of:=[.C7]-[.B7]" office:value-type="float" office:value="0.122877279372057" calcext:value-type="float">
            <text:p>0.1228772794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656158955423739" calcext:value-type="float">
            <text:p>0.6561589554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00102552579186315" calcext:value-type="float">
            <text:p>-0.0010255258</text:p>
          </table:table-cell>
          <table:table-cell table:formula="of:=[.C8]-[.B8]" office:value-type="float" office:value="-0.03084742193738" calcext:value-type="float">
            <text:p>-0.0308474219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69540365812736" calcext:value-type="float">
            <text:p>0.6954036581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0.00138836765826255" calcext:value-type="float">
            <text:p>0.0013883677</text:p>
          </table:table-cell>
          <table:table-cell table:formula="of:=[.C9]-[.B9]" office:value-type="float" office:value="0.014201580894486" calcext:value-type="float">
            <text:p>0.0142015809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DOOR</text:p>
          </table:table-cell>
          <table:table-cell table:number-columns-repeated="4"/>
        </table:table-row>
        <table:table-row table:style-name="ro1">
          <table:table-cell table:style-name="Default" office:value-type="float" office:value="0.00641891326203196" calcext:value-type="float">
            <text:p>0.0064189133</text:p>
          </table:table-cell>
          <table:table-cell office:value-type="float" office:value="-0.0193041664922776" calcext:value-type="float">
            <text:p>-0.0193041665</text:p>
          </table:table-cell>
          <table:table-cell table:number-columns-repeated="3"/>
        </table:table-row>
        <table:table-row table:style-name="ro1">
          <table:table-cell table:style-name="Default" office:value-type="float" office:value="-0.00102552579186315" calcext:value-type="float">
            <text:p>-0.0010255258</text:p>
          </table:table-cell>
          <table:table-cell office:value-type="float" office:value="-0.0308474219373803" calcext:value-type="float">
            <text:p>-0.0308474219</text:p>
          </table:table-cell>
          <table:table-cell table:number-columns-repeated="3"/>
        </table:table-row>
        <table:table-row table:style-name="ro1">
          <table:table-cell table:style-name="Default" office:value-type="float" office:value="0.00138836765826255" calcext:value-type="float">
            <text:p>0.0013883677</text:p>
          </table:table-cell>
          <table:table-cell office:value-type="float" office:value="0.0142015808944859" calcext:value-type="float">
            <text:p>0.014201580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4"/>
        </table:table-row>
        <table:table-row table:style-name="ro1">
          <table:table-cell table:style-name="Default" office:value-type="float" office:value="0.058923620914975" calcext:value-type="float">
            <text:p>0.0589236209</text:p>
          </table:table-cell>
          <table:table-cell office:value-type="float" office:value="0.0282162875803859" calcext:value-type="float">
            <text:p>0.0282162876</text:p>
          </table:table-cell>
          <table:table-cell table:number-columns-repeated="3"/>
        </table:table-row>
        <table:table-row table:style-name="ro1">
          <table:table-cell table:style-name="Default" office:value-type="float" office:value="0.0296691187165865" calcext:value-type="float">
            <text:p>0.0296691187</text:p>
          </table:table-cell>
          <table:table-cell office:value-type="float" office:value="0.0351851494294731" calcext:value-type="float">
            <text:p>0.0351851494</text:p>
          </table:table-cell>
          <table:table-cell table:number-columns-repeated="3"/>
        </table:table-row>
        <table:table-row table:style-name="ro1">
          <table:table-cell table:style-name="Default" office:value-type="float" office:value="0.026249485294125" calcext:value-type="float">
            <text:p>0.0262494853</text:p>
          </table:table-cell>
          <table:table-cell office:value-type="float" office:value="-0.206516028592985" calcext:value-type="float">
            <text:p>-0.2065160286</text:p>
          </table:table-cell>
          <table:table-cell table:number-columns-repeated="3"/>
        </table:table-row>
        <table:table-row table:style-name="ro1">
          <table:table-cell table:style-name="Default" office:value-type="float" office:value="0.0100486537815129" calcext:value-type="float">
            <text:p>0.0100486538</text:p>
          </table:table-cell>
          <table:table-cell office:value-type="float" office:value="0.0717190487492668" calcext:value-type="float">
            <text:p>0.0717190487</text:p>
          </table:table-cell>
          <table:table-cell table:number-columns-repeated="3"/>
        </table:table-row>
        <table:table-row table:style-name="ro1">
          <table:table-cell table:style-name="Default" office:value-type="float" office:value="0.01301735345718" calcext:value-type="float">
            <text:p>0.0130173535</text:p>
          </table:table-cell>
          <table:table-cell office:value-type="float" office:value="0.122877279372057" calcext:value-type="float">
            <text:p>0.12287727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7:33:14.86772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26T00:31:20.129378017</dc:date>
    <meta:editing-duration>P2DT8H3M41S</meta:editing-duration>
    <meta:editing-cycles>152</meta:editing-cycles>
    <meta:generator>LibreOffice/4.2.8.2$Linux_X86_64 LibreOffice_project/420m0$Build-2</meta:generator>
    <meta:document-statistic meta:table-count="2" meta:cell-count="2570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ratio.G167:ratio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ratio.G168:ratio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.H168:ratio.H175" chart:label-cell-address="ratio.H167:ratio.H167" chart:class="chart:bar">
            <chart:data-point chart:repeated="8"/>
          </chart:series>
          <chart:series chart:style-name="ch8" chart:values-cell-range-address="ratio.I168:ratio.I175" chart:label-cell-address="ratio.I167:ratio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ratio.H167:ratio.H167</svg:desc>
                </draw:g>
              </table:table-cell>
              <table:table-cell office:value-type="string">
                <text:p>Detection</text:p>
                <draw:g>
                  <svg:desc>ratio.I167:ratio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ratio.G168:ratio.G175</svg:desc>
                </draw:g>
              </table:table-cell>
              <table:table-cell office:value-type="float" office:value="72.819025">
                <text:p>72.819025</text:p>
                <draw:g>
                  <svg:desc>ratio.H168:ratio.H175</svg:desc>
                </draw:g>
              </table:table-cell>
              <table:table-cell office:value-type="float" office:value="73.2782916666667">
                <text:p>73.2782916666667</text:p>
                <draw:g>
                  <svg:desc>ratio.I168:ratio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ratio.K167:ratio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ratio.K168:ratio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.L168:ratio.L175" chart:label-cell-address="ratio.L167:ratio.L167" chart:class="chart:bar">
            <chart:data-point chart:repeated="8"/>
          </chart:series>
          <chart:series chart:style-name="ch8" chart:values-cell-range-address="ratio.M168:ratio.M175" chart:label-cell-address="ratio.M167:ratio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ratio.L167:ratio.L167</svg:desc>
                </draw:g>
              </table:table-cell>
              <table:table-cell office:value-type="string">
                <text:p>Discrimination</text:p>
                <draw:g>
                  <svg:desc>ratio.M167:ratio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ratio.K168:ratio.K175</svg:desc>
                </draw:g>
              </table:table-cell>
              <table:table-cell office:value-type="float" office:value="71.784">
                <text:p>71.784</text:p>
                <draw:g>
                  <svg:desc>ratio.L168:ratio.L175</svg:desc>
                </draw:g>
              </table:table-cell>
              <table:table-cell office:value-type="float" office:value="68.6079166666667">
                <text:p>68.6079166666667</text:p>
                <draw:g>
                  <svg:desc>ratio.M168:ratio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0353909090909">
                <text:p>64.0353909090909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0479625">
                <text:p>57.04796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3452142857143">
                <text:p>46.3452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3565818181818">
                <text:p>73.35658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481447368421">
                <text:p>57.04814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2219153846154">
                <text:p>78.2219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1587642857143">
                <text:p>80.15876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